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34cm"/>
    </style:style>
    <style:style style:name="co2" style:family="table-column">
      <style:table-column-properties fo:break-before="auto" style:column-width="6.00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965cm"/>
    </style:style>
    <style:style style:name="co5" style:family="table-column">
      <style:table-column-properties fo:break-before="auto" style:column-width="3.863cm"/>
    </style:style>
    <style:style style:name="co6" style:family="table-column">
      <style:table-column-properties fo:break-before="auto" style:column-width="4.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="0.99pt solid #000000"/>
    </style:style>
    <style:style style:name="ce9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0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1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2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3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14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5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6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_2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operation type</text:p>
          </table:table-cell>
          <table:table-cell office:value-type="string" calcext:value-type="string">
            <text:p>month</text:p>
          </table:table-cell>
        </table:table-row>
        <table:table-row table:style-name="ro1">
          <table:table-cell office:value-type="date" office:date-value="2020-04-01" calcext:value-type="date">
            <text:p>01.04.20</text:p>
          </table:table-cell>
          <table:table-cell office:value-type="string" calcext:value-type="string">
            <text:p>UKRAYINOCHKA</text:p>
          </table:table-cell>
          <table:table-cell office:value-type="float" office:value="-3770" calcext:value-type="float">
            <text:p>-3770</text:p>
          </table:table-cell>
          <table:table-cell table:formula="of:=IF([.C2]&lt;0;&quot;K&quot;;&quot;D&quot;)" office:value-type="string" office:string-value="K" calcext:value-type="string">
            <text:p>K</text:p>
          </table:table-cell>
          <table:table-cell table:formula="of:=MONTH([.A2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01" calcext:value-type="date">
            <text:p>01.04.20</text:p>
          </table:table-cell>
          <table:table-cell office:value-type="string" calcext:value-type="string">
            <text:p>MAGAZINUKRAINOCHKA1</text:p>
          </table:table-cell>
          <table:table-cell office:value-type="float" office:value="-4740" calcext:value-type="float">
            <text:p>-4740</text:p>
          </table:table-cell>
          <table:table-cell table:formula="of:=IF([.C3]&lt;0;&quot;K&quot;;&quot;D&quot;)" office:value-type="string" office:string-value="K" calcext:value-type="string">
            <text:p>K</text:p>
          </table:table-cell>
          <table:table-cell table:formula="of:=MONTH([.A3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01" calcext:value-type="date">
            <text:p>01.04.20</text:p>
          </table:table-cell>
          <table:table-cell office:value-type="string" calcext:value-type="string">
            <text:p>Гранд</text:p>
          </table:table-cell>
          <table:table-cell office:value-type="float" office:value="-8900" calcext:value-type="float">
            <text:p>-8900</text:p>
          </table:table-cell>
          <table:table-cell table:formula="of:=IF([.C4]&lt;0;&quot;K&quot;;&quot;D&quot;)" office:value-type="string" office:string-value="K" calcext:value-type="string">
            <text:p>K</text:p>
          </table:table-cell>
          <table:table-cell table:formula="of:=MONTH([.A4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01" calcext:value-type="date">
            <text:p>01.04.20</text:p>
          </table:table-cell>
          <table:table-cell office:value-type="string" calcext:value-type="string">
            <text:p>Grand Pizza And Cake</text:p>
          </table:table-cell>
          <table:table-cell office:value-type="float" office:value="-20142" calcext:value-type="float">
            <text:p>-20142</text:p>
          </table:table-cell>
          <table:table-cell table:formula="of:=IF([.C5]&lt;0;&quot;K&quot;;&quot;D&quot;)" office:value-type="string" office:string-value="K" calcext:value-type="string">
            <text:p>K</text:p>
          </table:table-cell>
          <table:table-cell table:formula="of:=MONTH([.A5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02" calcext:value-type="date">
            <text:p>02.04.20</text:p>
          </table:table-cell>
          <table:table-cell office:value-type="string" calcext:value-type="string">
            <text:p>Гастроном "Українські Товари"</text:p>
          </table:table-cell>
          <table:table-cell office:value-type="float" office:value="-12600" calcext:value-type="float">
            <text:p>-12600</text:p>
          </table:table-cell>
          <table:table-cell table:formula="of:=IF([.C6]&lt;0;&quot;K&quot;;&quot;D&quot;)" office:value-type="string" office:string-value="K" calcext:value-type="string">
            <text:p>K</text:p>
          </table:table-cell>
          <table:table-cell table:formula="of:=MONTH([.A6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02" calcext:value-type="date">
            <text:p>02.04.20</text:p>
          </table:table-cell>
          <table:table-cell office:value-type="string" calcext:value-type="string">
            <text:p>Гастроном "Українські Товари"</text:p>
          </table:table-cell>
          <table:table-cell office:value-type="float" office:value="-1850" calcext:value-type="float">
            <text:p>-1850</text:p>
          </table:table-cell>
          <table:table-cell table:formula="of:=IF([.C7]&lt;0;&quot;K&quot;;&quot;D&quot;)" office:value-type="string" office:string-value="K" calcext:value-type="string">
            <text:p>K</text:p>
          </table:table-cell>
          <table:table-cell table:formula="of:=MONTH([.A7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02" calcext:value-type="date">
            <text:p>02.04.20</text:p>
          </table:table-cell>
          <table:table-cell office:value-type="string" calcext:value-type="string">
            <text:p>Гастроном "Українські Товари"</text:p>
          </table:table-cell>
          <table:table-cell office:value-type="float" office:value="-5300" calcext:value-type="float">
            <text:p>-5300</text:p>
          </table:table-cell>
          <table:table-cell table:formula="of:=IF([.C8]&lt;0;&quot;K&quot;;&quot;D&quot;)" office:value-type="string" office:string-value="K" calcext:value-type="string">
            <text:p>K</text:p>
          </table:table-cell>
          <table:table-cell table:formula="of:=MONTH([.A8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02" calcext:value-type="date">
            <text:p>02.04.20</text:p>
          </table:table-cell>
          <table:table-cell office:value-type="string" calcext:value-type="string">
            <text:p>Aptechniy01</text:p>
          </table:table-cell>
          <table:table-cell office:value-type="float" office:value="-3300" calcext:value-type="float">
            <text:p>-3300</text:p>
          </table:table-cell>
          <table:table-cell table:formula="of:=IF([.C9]&lt;0;&quot;K&quot;;&quot;D&quot;)" office:value-type="string" office:string-value="K" calcext:value-type="string">
            <text:p>K</text:p>
          </table:table-cell>
          <table:table-cell table:formula="of:=MONTH([.A9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02" calcext:value-type="date">
            <text:p>02.04.20</text:p>
          </table:table-cell>
          <table:table-cell office:value-type="string" calcext:value-type="string">
            <text:p>Grand Pizza And Cake</text:p>
          </table:table-cell>
          <table:table-cell office:value-type="float" office:value="-7590" calcext:value-type="float">
            <text:p>-7590</text:p>
          </table:table-cell>
          <table:table-cell table:formula="of:=IF([.C10]&lt;0;&quot;K&quot;;&quot;D&quot;)" office:value-type="string" office:string-value="K" calcext:value-type="string">
            <text:p>K</text:p>
          </table:table-cell>
          <table:table-cell table:formula="of:=MONTH([.A10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03" calcext:value-type="date">
            <text:p>03.04.20</text:p>
          </table:table-cell>
          <table:table-cell office:value-type="string" calcext:value-type="string">
            <text:p>Ukrainskitovari</text:p>
          </table:table-cell>
          <table:table-cell office:value-type="float" office:value="-1550" calcext:value-type="float">
            <text:p>-1550</text:p>
          </table:table-cell>
          <table:table-cell table:formula="of:=IF([.C11]&lt;0;&quot;K&quot;;&quot;D&quot;)" office:value-type="string" office:string-value="K" calcext:value-type="string">
            <text:p>K</text:p>
          </table:table-cell>
          <table:table-cell table:formula="of:=MONTH([.A11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03" calcext:value-type="date">
            <text:p>03.04.20</text:p>
          </table:table-cell>
          <table:table-cell office:value-type="string" calcext:value-type="string">
            <text:p>Гастроном "Українські Товари"</text:p>
          </table:table-cell>
          <table:table-cell office:value-type="float" office:value="-2825" calcext:value-type="float">
            <text:p>-2825</text:p>
          </table:table-cell>
          <table:table-cell table:formula="of:=IF([.C12]&lt;0;&quot;K&quot;;&quot;D&quot;)" office:value-type="string" office:string-value="K" calcext:value-type="string">
            <text:p>K</text:p>
          </table:table-cell>
          <table:table-cell table:formula="of:=MONTH([.A12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03" calcext:value-type="date">
            <text:p>03.04.20</text:p>
          </table:table-cell>
          <table:table-cell office:value-type="string" calcext:value-type="string">
            <text:p>MagazinUkrainskitovari</text:p>
          </table:table-cell>
          <table:table-cell office:value-type="float" office:value="-1325" calcext:value-type="float">
            <text:p>-1325</text:p>
          </table:table-cell>
          <table:table-cell table:formula="of:=IF([.C13]&lt;0;&quot;K&quot;;&quot;D&quot;)" office:value-type="string" office:string-value="K" calcext:value-type="string">
            <text:p>K</text:p>
          </table:table-cell>
          <table:table-cell table:formula="of:=MONTH([.A13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03" calcext:value-type="date">
            <text:p>03.04.20</text:p>
          </table:table-cell>
          <table:table-cell office:value-type="string" calcext:value-type="string">
            <text:p>Гастроном "Українські Товари"</text:p>
          </table:table-cell>
          <table:table-cell office:value-type="float" office:value="-3940" calcext:value-type="float">
            <text:p>-3940</text:p>
          </table:table-cell>
          <table:table-cell table:formula="of:=IF([.C14]&lt;0;&quot;K&quot;;&quot;D&quot;)" office:value-type="string" office:string-value="K" calcext:value-type="string">
            <text:p>K</text:p>
          </table:table-cell>
          <table:table-cell table:formula="of:=MONTH([.A14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03" calcext:value-type="date">
            <text:p>03.04.20</text:p>
          </table:table-cell>
          <table:table-cell office:value-type="string" calcext:value-type="string">
            <text:p>Гастроном "Українські Товари"</text:p>
          </table:table-cell>
          <table:table-cell office:value-type="float" office:value="-10300" calcext:value-type="float">
            <text:p>-10300</text:p>
          </table:table-cell>
          <table:table-cell table:formula="of:=IF([.C15]&lt;0;&quot;K&quot;;&quot;D&quot;)" office:value-type="string" office:string-value="K" calcext:value-type="string">
            <text:p>K</text:p>
          </table:table-cell>
          <table:table-cell table:formula="of:=MONTH([.A15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03" calcext:value-type="date">
            <text:p>03.04.20</text:p>
          </table:table-cell>
          <table:table-cell office:value-type="string" calcext:value-type="string">
            <text:p>Лінда-Фарм</text:p>
          </table:table-cell>
          <table:table-cell office:value-type="float" office:value="-42020" calcext:value-type="float">
            <text:p>-42020</text:p>
          </table:table-cell>
          <table:table-cell table:formula="of:=IF([.C16]&lt;0;&quot;K&quot;;&quot;D&quot;)" office:value-type="string" office:string-value="K" calcext:value-type="string">
            <text:p>K</text:p>
          </table:table-cell>
          <table:table-cell table:formula="of:=MONTH([.A16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03" calcext:value-type="date">
            <text:p>03.04.20</text:p>
          </table:table-cell>
          <table:table-cell office:value-type="string" calcext:value-type="string">
            <text:p>Apteka12PHARMAVIN</text:p>
          </table:table-cell>
          <table:table-cell office:value-type="float" office:value="-8100" calcext:value-type="float">
            <text:p>-8100</text:p>
          </table:table-cell>
          <table:table-cell table:formula="of:=IF([.C17]&lt;0;&quot;K&quot;;&quot;D&quot;)" office:value-type="string" office:string-value="K" calcext:value-type="string">
            <text:p>K</text:p>
          </table:table-cell>
          <table:table-cell table:formula="of:=MONTH([.A17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03" calcext:value-type="date">
            <text:p>03.04.20</text:p>
          </table:table-cell>
          <table:table-cell office:value-type="string" calcext:value-type="string">
            <text:p>Епіцентр</text:p>
          </table:table-cell>
          <table:table-cell office:value-type="float" office:value="-3648" calcext:value-type="float">
            <text:p>-3648</text:p>
          </table:table-cell>
          <table:table-cell table:formula="of:=IF([.C18]&lt;0;&quot;K&quot;;&quot;D&quot;)" office:value-type="string" office:string-value="K" calcext:value-type="string">
            <text:p>K</text:p>
          </table:table-cell>
          <table:table-cell table:formula="of:=MONTH([.A18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03" calcext:value-type="date">
            <text:p>03.04.20</text:p>
          </table:table-cell>
          <table:table-cell office:value-type="string" calcext:value-type="string">
            <text:p>Grand Pizza And Cake</text:p>
          </table:table-cell>
          <table:table-cell office:value-type="float" office:value="-12996" calcext:value-type="float">
            <text:p>-12996</text:p>
          </table:table-cell>
          <table:table-cell table:formula="of:=IF([.C19]&lt;0;&quot;K&quot;;&quot;D&quot;)" office:value-type="string" office:string-value="K" calcext:value-type="string">
            <text:p>K</text:p>
          </table:table-cell>
          <table:table-cell table:formula="of:=MONTH([.A19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04" calcext:value-type="date">
            <text:p>04.04.20</text:p>
          </table:table-cell>
          <table:table-cell office:value-type="string" calcext:value-type="string">
            <text:p>Епіцентр</text:p>
          </table:table-cell>
          <table:table-cell office:value-type="float" office:value="-44429" calcext:value-type="float">
            <text:p>-44429</text:p>
          </table:table-cell>
          <table:table-cell table:formula="of:=IF([.C20]&lt;0;&quot;K&quot;;&quot;D&quot;)" office:value-type="string" office:string-value="K" calcext:value-type="string">
            <text:p>K</text:p>
          </table:table-cell>
          <table:table-cell table:formula="of:=MONTH([.A20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04" calcext:value-type="date">
            <text:p>04.04.20</text:p>
          </table:table-cell>
          <table:table-cell office:value-type="string" calcext:value-type="string">
            <text:p>Гранд</text:p>
          </table:table-cell>
          <table:table-cell office:value-type="float" office:value="-8900" calcext:value-type="float">
            <text:p>-8900</text:p>
          </table:table-cell>
          <table:table-cell table:formula="of:=IF([.C21]&lt;0;&quot;K&quot;;&quot;D&quot;)" office:value-type="string" office:string-value="K" calcext:value-type="string">
            <text:p>K</text:p>
          </table:table-cell>
          <table:table-cell table:formula="of:=MONTH([.A21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04" calcext:value-type="date">
            <text:p>04.04.20</text:p>
          </table:table-cell>
          <table:table-cell office:value-type="string" calcext:value-type="string">
            <text:p>Grand Pizza And Cake</text:p>
          </table:table-cell>
          <table:table-cell office:value-type="float" office:value="-23021" calcext:value-type="float">
            <text:p>-23021</text:p>
          </table:table-cell>
          <table:table-cell table:formula="of:=IF([.C22]&lt;0;&quot;K&quot;;&quot;D&quot;)" office:value-type="string" office:string-value="K" calcext:value-type="string">
            <text:p>K</text:p>
          </table:table-cell>
          <table:table-cell table:formula="of:=MONTH([.A22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05" calcext:value-type="date">
            <text:p>05.04.20</text:p>
          </table:table-cell>
          <table:table-cell office:value-type="string" calcext:value-type="string">
            <text:p>АТБ</text:p>
          </table:table-cell>
          <table:table-cell office:value-type="float" office:value="-7370" calcext:value-type="float">
            <text:p>-7370</text:p>
          </table:table-cell>
          <table:table-cell table:formula="of:=IF([.C23]&lt;0;&quot;K&quot;;&quot;D&quot;)" office:value-type="string" office:string-value="K" calcext:value-type="string">
            <text:p>K</text:p>
          </table:table-cell>
          <table:table-cell table:formula="of:=MONTH([.A23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06" calcext:value-type="date">
            <text:p>06.04.20</text:p>
          </table:table-cell>
          <table:table-cell office:value-type="string" calcext:value-type="string">
            <text:p>ГРОШ</text:p>
          </table:table-cell>
          <table:table-cell office:value-type="float" office:value="-18752" calcext:value-type="float">
            <text:p>-18752</text:p>
          </table:table-cell>
          <table:table-cell table:formula="of:=IF([.C24]&lt;0;&quot;K&quot;;&quot;D&quot;)" office:value-type="string" office:string-value="K" calcext:value-type="string">
            <text:p>K</text:p>
          </table:table-cell>
          <table:table-cell table:formula="of:=MONTH([.A24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06" calcext:value-type="date">
            <text:p>06.04.20</text:p>
          </table:table-cell>
          <table:table-cell office:value-type="string" calcext:value-type="string">
            <text:p>Apteka12PHARMAVIN</text:p>
          </table:table-cell>
          <table:table-cell office:value-type="float" office:value="-23024" calcext:value-type="float">
            <text:p>-23024</text:p>
          </table:table-cell>
          <table:table-cell table:formula="of:=IF([.C25]&lt;0;&quot;K&quot;;&quot;D&quot;)" office:value-type="string" office:string-value="K" calcext:value-type="string">
            <text:p>K</text:p>
          </table:table-cell>
          <table:table-cell table:formula="of:=MONTH([.A25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06" calcext:value-type="date">
            <text:p>06.04.20</text:p>
          </table:table-cell>
          <table:table-cell office:value-type="string" calcext:value-type="string">
            <text:p>Apteka12PHARMAVIN</text:p>
          </table:table-cell>
          <table:table-cell office:value-type="float" office:value="-7803" calcext:value-type="float">
            <text:p>-7803</text:p>
          </table:table-cell>
          <table:table-cell table:formula="of:=IF([.C26]&lt;0;&quot;K&quot;;&quot;D&quot;)" office:value-type="string" office:string-value="K" calcext:value-type="string">
            <text:p>K</text:p>
          </table:table-cell>
          <table:table-cell table:formula="of:=MONTH([.A26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07" calcext:value-type="date">
            <text:p>07.04.20</text:p>
          </table:table-cell>
          <table:table-cell office:value-type="string" calcext:value-type="string">
            <text:p>Гастроном "Українські Товари"</text:p>
          </table:table-cell>
          <table:table-cell office:value-type="float" office:value="-6800" calcext:value-type="float">
            <text:p>-6800</text:p>
          </table:table-cell>
          <table:table-cell table:formula="of:=IF([.C27]&lt;0;&quot;K&quot;;&quot;D&quot;)" office:value-type="string" office:string-value="K" calcext:value-type="string">
            <text:p>K</text:p>
          </table:table-cell>
          <table:table-cell table:formula="of:=MONTH([.A27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07" calcext:value-type="date">
            <text:p>07.04.20</text:p>
          </table:table-cell>
          <table:table-cell office:value-type="string" calcext:value-type="string">
            <text:p>Гастроном "Українські Товари"</text:p>
          </table:table-cell>
          <table:table-cell office:value-type="float" office:value="-350" calcext:value-type="float">
            <text:p>-350</text:p>
          </table:table-cell>
          <table:table-cell table:formula="of:=IF([.C28]&lt;0;&quot;K&quot;;&quot;D&quot;)" office:value-type="string" office:string-value="K" calcext:value-type="string">
            <text:p>K</text:p>
          </table:table-cell>
          <table:table-cell table:formula="of:=MONTH([.A28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07" calcext:value-type="date">
            <text:p>07.04.20</text:p>
          </table:table-cell>
          <table:table-cell office:value-type="string" calcext:value-type="string">
            <text:p>WOG</text:p>
          </table:table-cell>
          <table:table-cell office:value-type="float" office:value="-96215" calcext:value-type="float">
            <text:p>-96215</text:p>
          </table:table-cell>
          <table:table-cell table:formula="of:=IF([.C29]&lt;0;&quot;K&quot;;&quot;D&quot;)" office:value-type="string" office:string-value="K" calcext:value-type="string">
            <text:p>K</text:p>
          </table:table-cell>
          <table:table-cell table:formula="of:=MONTH([.A29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07" calcext:value-type="date">
            <text:p>07.04.20</text:p>
          </table:table-cell>
          <table:table-cell office:value-type="string" calcext:value-type="string">
            <text:p>Гранд</text:p>
          </table:table-cell>
          <table:table-cell office:value-type="float" office:value="-8900" calcext:value-type="float">
            <text:p>-8900</text:p>
          </table:table-cell>
          <table:table-cell table:formula="of:=IF([.C30]&lt;0;&quot;K&quot;;&quot;D&quot;)" office:value-type="string" office:string-value="K" calcext:value-type="string">
            <text:p>K</text:p>
          </table:table-cell>
          <table:table-cell table:formula="of:=MONTH([.A30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07" calcext:value-type="date">
            <text:p>07.04.20</text:p>
          </table:table-cell>
          <table:table-cell office:value-type="string" calcext:value-type="string">
            <text:p>Grand Pizza And Cake</text:p>
          </table:table-cell>
          <table:table-cell office:value-type="float" office:value="-21082" calcext:value-type="float">
            <text:p>-21082</text:p>
          </table:table-cell>
          <table:table-cell table:formula="of:=IF([.C31]&lt;0;&quot;K&quot;;&quot;D&quot;)" office:value-type="string" office:string-value="K" calcext:value-type="string">
            <text:p>K</text:p>
          </table:table-cell>
          <table:table-cell table:formula="of:=MONTH([.A31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08" calcext:value-type="date">
            <text:p>08.04.20</text:p>
          </table:table-cell>
          <table:table-cell office:value-type="string" calcext:value-type="string">
            <text:p>Сільпо</text:p>
          </table:table-cell>
          <table:table-cell office:value-type="float" office:value="-7494" calcext:value-type="float">
            <text:p>-7494</text:p>
          </table:table-cell>
          <table:table-cell table:formula="of:=IF([.C32]&lt;0;&quot;K&quot;;&quot;D&quot;)" office:value-type="string" office:string-value="K" calcext:value-type="string">
            <text:p>K</text:p>
          </table:table-cell>
          <table:table-cell table:formula="of:=MONTH([.A32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08" calcext:value-type="date">
            <text:p>08.04.20</text:p>
          </table:table-cell>
          <table:table-cell office:value-type="string" calcext:value-type="string">
            <text:p>АТБ</text:p>
          </table:table-cell>
          <table:table-cell office:value-type="float" office:value="-9140" calcext:value-type="float">
            <text:p>-9140</text:p>
          </table:table-cell>
          <table:table-cell table:formula="of:=IF([.C33]&lt;0;&quot;K&quot;;&quot;D&quot;)" office:value-type="string" office:string-value="K" calcext:value-type="string">
            <text:p>K</text:p>
          </table:table-cell>
          <table:table-cell table:formula="of:=MONTH([.A33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08" calcext:value-type="date">
            <text:p>08.04.20</text:p>
          </table:table-cell>
          <table:table-cell office:value-type="string" calcext:value-type="string">
            <text:p>Лінда-Фарм</text:p>
          </table:table-cell>
          <table:table-cell office:value-type="float" office:value="-23052" calcext:value-type="float">
            <text:p>-23052</text:p>
          </table:table-cell>
          <table:table-cell table:formula="of:=IF([.C34]&lt;0;&quot;K&quot;;&quot;D&quot;)" office:value-type="string" office:string-value="K" calcext:value-type="string">
            <text:p>K</text:p>
          </table:table-cell>
          <table:table-cell table:formula="of:=MONTH([.A34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09" calcext:value-type="date">
            <text:p>09.04.20</text:p>
          </table:table-cell>
          <table:table-cell office:value-type="string" calcext:value-type="string">
            <text:p>Сільпо</text:p>
          </table:table-cell>
          <table:table-cell office:value-type="float" office:value="-13100" calcext:value-type="float">
            <text:p>-13100</text:p>
          </table:table-cell>
          <table:table-cell table:formula="of:=IF([.C35]&lt;0;&quot;K&quot;;&quot;D&quot;)" office:value-type="string" office:string-value="K" calcext:value-type="string">
            <text:p>K</text:p>
          </table:table-cell>
          <table:table-cell table:formula="of:=MONTH([.A35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09" calcext:value-type="date">
            <text:p>09.04.20</text:p>
          </table:table-cell>
          <table:table-cell office:value-type="string" calcext:value-type="string">
            <text:p>Сільпо</text:p>
          </table:table-cell>
          <table:table-cell office:value-type="float" office:value="-18348" calcext:value-type="float">
            <text:p>-18348</text:p>
          </table:table-cell>
          <table:table-cell table:formula="of:=IF([.C36]&lt;0;&quot;K&quot;;&quot;D&quot;)" office:value-type="string" office:string-value="K" calcext:value-type="string">
            <text:p>K</text:p>
          </table:table-cell>
          <table:table-cell table:formula="of:=MONTH([.A36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10" calcext:value-type="date">
            <text:p>10.04.20</text:p>
          </table:table-cell>
          <table:table-cell office:value-type="string" calcext:value-type="string">
            <text:p>Сільпо</text:p>
          </table:table-cell>
          <table:table-cell office:value-type="float" office:value="-21627" calcext:value-type="float">
            <text:p>-21627</text:p>
          </table:table-cell>
          <table:table-cell table:formula="of:=IF([.C37]&lt;0;&quot;K&quot;;&quot;D&quot;)" office:value-type="string" office:string-value="K" calcext:value-type="string">
            <text:p>K</text:p>
          </table:table-cell>
          <table:table-cell table:formula="of:=MONTH([.A37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10" calcext:value-type="date">
            <text:p>10.04.20</text:p>
          </table:table-cell>
          <table:table-cell office:value-type="string" calcext:value-type="string">
            <text:p>WOG</text:p>
          </table:table-cell>
          <table:table-cell office:value-type="float" office:value="-74325" calcext:value-type="float">
            <text:p>-74325</text:p>
          </table:table-cell>
          <table:table-cell table:formula="of:=IF([.C38]&lt;0;&quot;K&quot;;&quot;D&quot;)" office:value-type="string" office:string-value="K" calcext:value-type="string">
            <text:p>K</text:p>
          </table:table-cell>
          <table:table-cell table:formula="of:=MONTH([.A38])" office:value-type="float" office:value="4" calcext:value-type="float">
            <text:p>4</text:p>
          </table:table-cell>
        </table:table-row>
        <table:table-row table:style-name="ro2">
          <table:table-cell office:value-type="date" office:date-value="2020-04-12" calcext:value-type="date">
            <text:p>12.04.20</text:p>
          </table:table-cell>
          <table:table-cell office:value-type="string" calcext:value-type="string">
            <text:p>Vodafone</text:p>
            <text:p>+380667790936</text:p>
          </table:table-cell>
          <table:table-cell office:value-type="float" office:value="-9000" calcext:value-type="float">
            <text:p>-9000</text:p>
          </table:table-cell>
          <table:table-cell table:formula="of:=IF([.C39]&lt;0;&quot;K&quot;;&quot;D&quot;)" office:value-type="string" office:string-value="K" calcext:value-type="string">
            <text:p>K</text:p>
          </table:table-cell>
          <table:table-cell table:formula="of:=MONTH([.A39])" office:value-type="float" office:value="4" calcext:value-type="float">
            <text:p>4</text:p>
          </table:table-cell>
        </table:table-row>
        <table:table-row table:style-name="ro2">
          <table:table-cell office:value-type="date" office:date-value="2020-04-12" calcext:value-type="date">
            <text:p>12.04.20</text:p>
          </table:table-cell>
          <table:table-cell office:value-type="string" calcext:value-type="string">
            <text:p>Киевстар</text:p>
            <text:p>+380966265305</text:p>
          </table:table-cell>
          <table:table-cell office:value-type="float" office:value="-8000" calcext:value-type="float">
            <text:p>-8000</text:p>
          </table:table-cell>
          <table:table-cell table:formula="of:=IF([.C40]&lt;0;&quot;K&quot;;&quot;D&quot;)" office:value-type="string" office:string-value="K" calcext:value-type="string">
            <text:p>K</text:p>
          </table:table-cell>
          <table:table-cell table:formula="of:=MONTH([.A40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12" calcext:value-type="date">
            <text:p>12.04.20</text:p>
          </table:table-cell>
          <table:table-cell office:value-type="string" calcext:value-type="string">
            <text:p>Гранд</text:p>
          </table:table-cell>
          <table:table-cell office:value-type="float" office:value="-8900" calcext:value-type="float">
            <text:p>-8900</text:p>
          </table:table-cell>
          <table:table-cell table:formula="of:=IF([.C41]&lt;0;&quot;K&quot;;&quot;D&quot;)" office:value-type="string" office:string-value="K" calcext:value-type="string">
            <text:p>K</text:p>
          </table:table-cell>
          <table:table-cell table:formula="of:=MONTH([.A41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12" calcext:value-type="date">
            <text:p>12.04.20</text:p>
          </table:table-cell>
          <table:table-cell office:value-type="string" calcext:value-type="string">
            <text:p>Grand Pizza And Cake</text:p>
          </table:table-cell>
          <table:table-cell office:value-type="float" office:value="-39735" calcext:value-type="float">
            <text:p>-39735</text:p>
          </table:table-cell>
          <table:table-cell table:formula="of:=IF([.C42]&lt;0;&quot;K&quot;;&quot;D&quot;)" office:value-type="string" office:string-value="K" calcext:value-type="string">
            <text:p>K</text:p>
          </table:table-cell>
          <table:table-cell table:formula="of:=MONTH([.A42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13" calcext:value-type="date">
            <text:p>13.04.20</text:p>
          </table:table-cell>
          <table:table-cell office:value-type="string" calcext:value-type="string">
            <text:p>Сільпо</text:p>
          </table:table-cell>
          <table:table-cell office:value-type="float" office:value="-10492" calcext:value-type="float">
            <text:p>-10492</text:p>
          </table:table-cell>
          <table:table-cell table:formula="of:=IF([.C43]&lt;0;&quot;K&quot;;&quot;D&quot;)" office:value-type="string" office:string-value="K" calcext:value-type="string">
            <text:p>K</text:p>
          </table:table-cell>
          <table:table-cell table:formula="of:=MONTH([.A43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14" calcext:value-type="date">
            <text:p>14.04.20</text:p>
          </table:table-cell>
          <table:table-cell office:value-type="string" calcext:value-type="string">
            <text:p>Сільпо</text:p>
          </table:table-cell>
          <table:table-cell office:value-type="float" office:value="-9633" calcext:value-type="float">
            <text:p>-9633</text:p>
          </table:table-cell>
          <table:table-cell table:formula="of:=IF([.C44]&lt;0;&quot;K&quot;;&quot;D&quot;)" office:value-type="string" office:string-value="K" calcext:value-type="string">
            <text:p>K</text:p>
          </table:table-cell>
          <table:table-cell table:formula="of:=MONTH([.A44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14" calcext:value-type="date">
            <text:p>14.04.20</text:p>
          </table:table-cell>
          <table:table-cell office:value-type="string" calcext:value-type="string">
            <text:p>Grand Pizza And Cake</text:p>
          </table:table-cell>
          <table:table-cell office:value-type="float" office:value="-18015" calcext:value-type="float">
            <text:p>-18015</text:p>
          </table:table-cell>
          <table:table-cell table:formula="of:=IF([.C45]&lt;0;&quot;K&quot;;&quot;D&quot;)" office:value-type="string" office:string-value="K" calcext:value-type="string">
            <text:p>K</text:p>
          </table:table-cell>
          <table:table-cell table:formula="of:=MONTH([.A45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15" calcext:value-type="date">
            <text:p>15.04.20</text:p>
          </table:table-cell>
          <table:table-cell office:value-type="string" calcext:value-type="string">
            <text:p>APTEKA 2</text:p>
          </table:table-cell>
          <table:table-cell office:value-type="float" office:value="-8360" calcext:value-type="float">
            <text:p>-8360</text:p>
          </table:table-cell>
          <table:table-cell table:formula="of:=IF([.C46]&lt;0;&quot;K&quot;;&quot;D&quot;)" office:value-type="string" office:string-value="K" calcext:value-type="string">
            <text:p>K</text:p>
          </table:table-cell>
          <table:table-cell table:formula="of:=MONTH([.A46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15" calcext:value-type="date">
            <text:p>15.04.20</text:p>
          </table:table-cell>
          <table:table-cell office:value-type="string" calcext:value-type="string">
            <text:p>ГРОШ</text:p>
          </table:table-cell>
          <table:table-cell office:value-type="float" office:value="-10607" calcext:value-type="float">
            <text:p>-10607</text:p>
          </table:table-cell>
          <table:table-cell table:formula="of:=IF([.C47]&lt;0;&quot;K&quot;;&quot;D&quot;)" office:value-type="string" office:string-value="K" calcext:value-type="string">
            <text:p>K</text:p>
          </table:table-cell>
          <table:table-cell table:formula="of:=MONTH([.A47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15" calcext:value-type="date">
            <text:p>15.04.20</text:p>
          </table:table-cell>
          <table:table-cell office:value-type="string" calcext:value-type="string">
            <text:p>516874****7562</text:p>
          </table:table-cell>
          <table:table-cell office:value-type="float" office:value="-20905" calcext:value-type="float">
            <text:p>-20905</text:p>
          </table:table-cell>
          <table:table-cell table:formula="of:=IF([.C48]&lt;0;&quot;K&quot;;&quot;D&quot;)" office:value-type="string" office:string-value="K" calcext:value-type="string">
            <text:p>K</text:p>
          </table:table-cell>
          <table:table-cell table:formula="of:=MONTH([.A48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16" calcext:value-type="date">
            <text:p>16.04.20</text:p>
          </table:table-cell>
          <table:table-cell office:value-type="string" calcext:value-type="string">
            <text:p>Сільпо</text:p>
          </table:table-cell>
          <table:table-cell office:value-type="float" office:value="-3585" calcext:value-type="float">
            <text:p>-3585</text:p>
          </table:table-cell>
          <table:table-cell table:formula="of:=IF([.C49]&lt;0;&quot;K&quot;;&quot;D&quot;)" office:value-type="string" office:string-value="K" calcext:value-type="string">
            <text:p>K</text:p>
          </table:table-cell>
          <table:table-cell table:formula="of:=MONTH([.A49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16" calcext:value-type="date">
            <text:p>16.04.20</text:p>
          </table:table-cell>
          <table:table-cell office:value-type="string" calcext:value-type="string">
            <text:p>Apteka51PHarmavin</text:p>
          </table:table-cell>
          <table:table-cell office:value-type="float" office:value="-3000" calcext:value-type="float">
            <text:p>-3000</text:p>
          </table:table-cell>
          <table:table-cell table:formula="of:=IF([.C50]&lt;0;&quot;K&quot;;&quot;D&quot;)" office:value-type="string" office:string-value="K" calcext:value-type="string">
            <text:p>K</text:p>
          </table:table-cell>
          <table:table-cell table:formula="of:=MONTH([.A50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16" calcext:value-type="date">
            <text:p>16.04.20</text:p>
          </table:table-cell>
          <table:table-cell office:value-type="string" calcext:value-type="string">
            <text:p>АТБ</text:p>
          </table:table-cell>
          <table:table-cell office:value-type="float" office:value="-13700" calcext:value-type="float">
            <text:p>-13700</text:p>
          </table:table-cell>
          <table:table-cell table:formula="of:=IF([.C51]&lt;0;&quot;K&quot;;&quot;D&quot;)" office:value-type="string" office:string-value="K" calcext:value-type="string">
            <text:p>K</text:p>
          </table:table-cell>
          <table:table-cell table:formula="of:=MONTH([.A51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16" calcext:value-type="date">
            <text:p>16.04.20</text:p>
          </table:table-cell>
          <table:table-cell office:value-type="string" calcext:value-type="string">
            <text:p>АТБ</text:p>
          </table:table-cell>
          <table:table-cell office:value-type="float" office:value="-2790" calcext:value-type="float">
            <text:p>-2790</text:p>
          </table:table-cell>
          <table:table-cell table:formula="of:=IF([.C52]&lt;0;&quot;K&quot;;&quot;D&quot;)" office:value-type="string" office:string-value="K" calcext:value-type="string">
            <text:p>K</text:p>
          </table:table-cell>
          <table:table-cell table:formula="of:=MONTH([.A52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17" calcext:value-type="date">
            <text:p>17.04.20</text:p>
          </table:table-cell>
          <table:table-cell office:value-type="string" calcext:value-type="string">
            <text:p>Сільпо</text:p>
          </table:table-cell>
          <table:table-cell office:value-type="float" office:value="-6694" calcext:value-type="float">
            <text:p>-6694</text:p>
          </table:table-cell>
          <table:table-cell table:formula="of:=IF([.C53]&lt;0;&quot;K&quot;;&quot;D&quot;)" office:value-type="string" office:string-value="K" calcext:value-type="string">
            <text:p>K</text:p>
          </table:table-cell>
          <table:table-cell table:formula="of:=MONTH([.A53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17" calcext:value-type="date">
            <text:p>17.04.20</text:p>
          </table:table-cell>
          <table:table-cell office:value-type="string" calcext:value-type="string">
            <text:p>WWW.PAY.VN.UA</text:p>
          </table:table-cell>
          <table:table-cell office:value-type="float" office:value="-107652" calcext:value-type="float">
            <text:p>-107652</text:p>
          </table:table-cell>
          <table:table-cell table:formula="of:=IF([.C54]&lt;0;&quot;K&quot;;&quot;D&quot;)" office:value-type="string" office:string-value="K" calcext:value-type="string">
            <text:p>K</text:p>
          </table:table-cell>
          <table:table-cell table:formula="of:=MONTH([.A54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18" calcext:value-type="date">
            <text:p>18.04.20</text:p>
          </table:table-cell>
          <table:table-cell office:value-type="string" calcext:value-type="string">
            <text:p>EasyPay</text:p>
          </table:table-cell>
          <table:table-cell office:value-type="float" office:value="-128790" calcext:value-type="float">
            <text:p>-128790</text:p>
          </table:table-cell>
          <table:table-cell table:formula="of:=IF([.C55]&lt;0;&quot;K&quot;;&quot;D&quot;)" office:value-type="string" office:string-value="K" calcext:value-type="string">
            <text:p>K</text:p>
          </table:table-cell>
          <table:table-cell table:formula="of:=MONTH([.A55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18" calcext:value-type="date">
            <text:p>18.04.20</text:p>
          </table:table-cell>
          <table:table-cell office:value-type="string" calcext:value-type="string">
            <text:p>EVEREST24.COM.UA</text:p>
          </table:table-cell>
          <table:table-cell office:value-type="float" office:value="-19500" calcext:value-type="float">
            <text:p>-19500</text:p>
          </table:table-cell>
          <table:table-cell table:formula="of:=IF([.C56]&lt;0;&quot;K&quot;;&quot;D&quot;)" office:value-type="string" office:string-value="K" calcext:value-type="string">
            <text:p>K</text:p>
          </table:table-cell>
          <table:table-cell table:formula="of:=MONTH([.A56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18" calcext:value-type="date">
            <text:p>18.04.20</text:p>
          </table:table-cell>
          <table:table-cell office:value-type="string" calcext:value-type="string">
            <text:p>LIQPAY*Qnet</text:p>
          </table:table-cell>
          <table:table-cell office:value-type="float" office:value="-15425" calcext:value-type="float">
            <text:p>-15425</text:p>
          </table:table-cell>
          <table:table-cell table:formula="of:=IF([.C57]&lt;0;&quot;K&quot;;&quot;D&quot;)" office:value-type="string" office:string-value="K" calcext:value-type="string">
            <text:p>K</text:p>
          </table:table-cell>
          <table:table-cell table:formula="of:=MONTH([.A57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18" calcext:value-type="date">
            <text:p>18.04.20</text:p>
          </table:table-cell>
          <table:table-cell office:value-type="string" calcext:value-type="string">
            <text:p>ГРОШ</text:p>
          </table:table-cell>
          <table:table-cell office:value-type="float" office:value="-63950" calcext:value-type="float">
            <text:p>-63950</text:p>
          </table:table-cell>
          <table:table-cell table:formula="of:=IF([.C58]&lt;0;&quot;K&quot;;&quot;D&quot;)" office:value-type="string" office:string-value="K" calcext:value-type="string">
            <text:p>K</text:p>
          </table:table-cell>
          <table:table-cell table:formula="of:=MONTH([.A58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18" calcext:value-type="date">
            <text:p>18.04.20</text:p>
          </table:table-cell>
          <table:table-cell office:value-type="string" calcext:value-type="string">
            <text:p>Сільпо</text:p>
          </table:table-cell>
          <table:table-cell office:value-type="float" office:value="-9350" calcext:value-type="float">
            <text:p>-9350</text:p>
          </table:table-cell>
          <table:table-cell table:formula="of:=IF([.C59]&lt;0;&quot;K&quot;;&quot;D&quot;)" office:value-type="string" office:string-value="K" calcext:value-type="string">
            <text:p>K</text:p>
          </table:table-cell>
          <table:table-cell table:formula="of:=MONTH([.A59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18" calcext:value-type="date">
            <text:p>18.04.20</text:p>
          </table:table-cell>
          <table:table-cell office:value-type="string" calcext:value-type="string">
            <text:p>АТБ</text:p>
          </table:table-cell>
          <table:table-cell office:value-type="float" office:value="-23560" calcext:value-type="float">
            <text:p>-23560</text:p>
          </table:table-cell>
          <table:table-cell table:formula="of:=IF([.C60]&lt;0;&quot;K&quot;;&quot;D&quot;)" office:value-type="string" office:string-value="K" calcext:value-type="string">
            <text:p>K</text:p>
          </table:table-cell>
          <table:table-cell table:formula="of:=MONTH([.A60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20" calcext:value-type="date">
            <text:p>20.04.20</text:p>
          </table:table-cell>
          <table:table-cell office:value-type="string" calcext:value-type="string">
            <text:p>Аптека «Бажаємо здоров’я»</text:p>
          </table:table-cell>
          <table:table-cell office:value-type="float" office:value="-9450" calcext:value-type="float">
            <text:p>-9450</text:p>
          </table:table-cell>
          <table:table-cell table:formula="of:=IF([.C61]&lt;0;&quot;K&quot;;&quot;D&quot;)" office:value-type="string" office:string-value="K" calcext:value-type="string">
            <text:p>K</text:p>
          </table:table-cell>
          <table:table-cell table:formula="of:=MONTH([.A61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20" calcext:value-type="date">
            <text:p>20.04.20</text:p>
          </table:table-cell>
          <table:table-cell office:value-type="string" calcext:value-type="string">
            <text:p>Сільпо</text:p>
          </table:table-cell>
          <table:table-cell office:value-type="float" office:value="-11284" calcext:value-type="float">
            <text:p>-11284</text:p>
          </table:table-cell>
          <table:table-cell table:formula="of:=IF([.C62]&lt;0;&quot;K&quot;;&quot;D&quot;)" office:value-type="string" office:string-value="K" calcext:value-type="string">
            <text:p>K</text:p>
          </table:table-cell>
          <table:table-cell table:formula="of:=MONTH([.A62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21" calcext:value-type="date">
            <text:p>21.04.20</text:p>
          </table:table-cell>
          <table:table-cell office:value-type="string" calcext:value-type="string">
            <text:p>Сільпо</text:p>
          </table:table-cell>
          <table:table-cell office:value-type="float" office:value="-20225" calcext:value-type="float">
            <text:p>-20225</text:p>
          </table:table-cell>
          <table:table-cell table:formula="of:=IF([.C63]&lt;0;&quot;K&quot;;&quot;D&quot;)" office:value-type="string" office:string-value="K" calcext:value-type="string">
            <text:p>K</text:p>
          </table:table-cell>
          <table:table-cell table:formula="of:=MONTH([.A63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21" calcext:value-type="date">
            <text:p>21.04.20</text:p>
          </table:table-cell>
          <table:table-cell office:value-type="string" calcext:value-type="string">
            <text:p>АТБ</text:p>
          </table:table-cell>
          <table:table-cell office:value-type="float" office:value="-35800" calcext:value-type="float">
            <text:p>-35800</text:p>
          </table:table-cell>
          <table:table-cell table:formula="of:=IF([.C64]&lt;0;&quot;K&quot;;&quot;D&quot;)" office:value-type="string" office:string-value="K" calcext:value-type="string">
            <text:p>K</text:p>
          </table:table-cell>
          <table:table-cell table:formula="of:=MONTH([.A64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21" calcext:value-type="date">
            <text:p>21.04.20</text:p>
          </table:table-cell>
          <table:table-cell office:value-type="string" calcext:value-type="string">
            <text:p>WOG</text:p>
          </table:table-cell>
          <table:table-cell office:value-type="float" office:value="-80970" calcext:value-type="float">
            <text:p>-80970</text:p>
          </table:table-cell>
          <table:table-cell table:formula="of:=IF([.C65]&lt;0;&quot;K&quot;;&quot;D&quot;)" office:value-type="string" office:string-value="K" calcext:value-type="string">
            <text:p>K</text:p>
          </table:table-cell>
          <table:table-cell table:formula="of:=MONTH([.A65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21" calcext:value-type="date">
            <text:p>21.04.20</text:p>
          </table:table-cell>
          <table:table-cell office:value-type="string" calcext:value-type="string">
            <text:p>Лінда-Фарм</text:p>
          </table:table-cell>
          <table:table-cell office:value-type="float" office:value="-24610" calcext:value-type="float">
            <text:p>-24610</text:p>
          </table:table-cell>
          <table:table-cell table:formula="of:=IF([.C66]&lt;0;&quot;K&quot;;&quot;D&quot;)" office:value-type="string" office:string-value="K" calcext:value-type="string">
            <text:p>K</text:p>
          </table:table-cell>
          <table:table-cell table:formula="of:=MONTH([.A66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22" calcext:value-type="date">
            <text:p>22.04.20</text:p>
          </table:table-cell>
          <table:table-cell office:value-type="string" calcext:value-type="string">
            <text:p>50 лет победы 12</text:p>
          </table:table-cell>
          <table:table-cell office:value-type="float" office:value="-10197" calcext:value-type="float">
            <text:p>-10197</text:p>
          </table:table-cell>
          <table:table-cell table:formula="of:=IF([.C67]&lt;0;&quot;K&quot;;&quot;D&quot;)" office:value-type="string" office:string-value="K" calcext:value-type="string">
            <text:p>K</text:p>
          </table:table-cell>
          <table:table-cell table:formula="of:=MONTH([.A67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22" calcext:value-type="date">
            <text:p>22.04.20</text:p>
          </table:table-cell>
          <table:table-cell office:value-type="string" calcext:value-type="string">
            <text:p>Grand Pizza And Cake</text:p>
          </table:table-cell>
          <table:table-cell office:value-type="float" office:value="-6000" calcext:value-type="float">
            <text:p>-6000</text:p>
          </table:table-cell>
          <table:table-cell table:formula="of:=IF([.C68]&lt;0;&quot;K&quot;;&quot;D&quot;)" office:value-type="string" office:string-value="K" calcext:value-type="string">
            <text:p>K</text:p>
          </table:table-cell>
          <table:table-cell table:formula="of:=MONTH([.A68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23" calcext:value-type="date">
            <text:p>23.04.20</text:p>
          </table:table-cell>
          <table:table-cell office:value-type="string" calcext:value-type="string">
            <text:p>ГРОШ</text:p>
          </table:table-cell>
          <table:table-cell office:value-type="float" office:value="-11211" calcext:value-type="float">
            <text:p>-11211</text:p>
          </table:table-cell>
          <table:table-cell table:formula="of:=IF([.C69]&lt;0;&quot;K&quot;;&quot;D&quot;)" office:value-type="string" office:string-value="K" calcext:value-type="string">
            <text:p>K</text:p>
          </table:table-cell>
          <table:table-cell table:formula="of:=MONTH([.A69])" office:value-type="float" office:value="4" calcext:value-type="float">
            <text:p>4</text:p>
          </table:table-cell>
        </table:table-row>
        <table:table-row table:style-name="ro2">
          <table:table-cell office:value-type="date" office:date-value="2020-04-23" calcext:value-type="date">
            <text:p>23.04.20</text:p>
          </table:table-cell>
          <table:table-cell office:value-type="string" calcext:value-type="string">
            <text:p>Киевстар</text:p>
            <text:p>+380672944583</text:p>
          </table:table-cell>
          <table:table-cell office:value-type="float" office:value="-15000" calcext:value-type="float">
            <text:p>-15000</text:p>
          </table:table-cell>
          <table:table-cell table:formula="of:=IF([.C70]&lt;0;&quot;K&quot;;&quot;D&quot;)" office:value-type="string" office:string-value="K" calcext:value-type="string">
            <text:p>K</text:p>
          </table:table-cell>
          <table:table-cell table:formula="of:=MONTH([.A70])" office:value-type="float" office:value="4" calcext:value-type="float">
            <text:p>4</text:p>
          </table:table-cell>
        </table:table-row>
        <table:table-row table:style-name="ro2">
          <table:table-cell office:value-type="date" office:date-value="2020-04-23" calcext:value-type="date">
            <text:p>23.04.20</text:p>
          </table:table-cell>
          <table:table-cell office:value-type="string" calcext:value-type="string">
            <text:p>Киевстар</text:p>
            <text:p>+380966265305</text:p>
          </table:table-cell>
          <table:table-cell office:value-type="float" office:value="-8000" calcext:value-type="float">
            <text:p>-8000</text:p>
          </table:table-cell>
          <table:table-cell table:formula="of:=IF([.C71]&lt;0;&quot;K&quot;;&quot;D&quot;)" office:value-type="string" office:string-value="K" calcext:value-type="string">
            <text:p>K</text:p>
          </table:table-cell>
          <table:table-cell table:formula="of:=MONTH([.A71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24" calcext:value-type="date">
            <text:p>24.04.20</text:p>
          </table:table-cell>
          <table:table-cell office:value-type="string" calcext:value-type="string">
            <text:p>ГРОШ</text:p>
          </table:table-cell>
          <table:table-cell office:value-type="float" office:value="-13522" calcext:value-type="float">
            <text:p>-13522</text:p>
          </table:table-cell>
          <table:table-cell table:formula="of:=IF([.C72]&lt;0;&quot;K&quot;;&quot;D&quot;)" office:value-type="string" office:string-value="K" calcext:value-type="string">
            <text:p>K</text:p>
          </table:table-cell>
          <table:table-cell table:formula="of:=MONTH([.A72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24" calcext:value-type="date">
            <text:p>24.04.20</text:p>
          </table:table-cell>
          <table:table-cell office:value-type="string" calcext:value-type="string">
            <text:p>VROAPTEKA</text:p>
          </table:table-cell>
          <table:table-cell office:value-type="float" office:value="-2064" calcext:value-type="float">
            <text:p>-2064</text:p>
          </table:table-cell>
          <table:table-cell table:formula="of:=IF([.C73]&lt;0;&quot;K&quot;;&quot;D&quot;)" office:value-type="string" office:string-value="K" calcext:value-type="string">
            <text:p>K</text:p>
          </table:table-cell>
          <table:table-cell table:formula="of:=MONTH([.A73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24" calcext:value-type="date">
            <text:p>24.04.20</text:p>
          </table:table-cell>
          <table:table-cell office:value-type="string" calcext:value-type="string">
            <text:p>Медтехника</text:p>
          </table:table-cell>
          <table:table-cell office:value-type="float" office:value="-27000" calcext:value-type="float">
            <text:p>-27000</text:p>
          </table:table-cell>
          <table:table-cell table:formula="of:=IF([.C74]&lt;0;&quot;K&quot;;&quot;D&quot;)" office:value-type="string" office:string-value="K" calcext:value-type="string">
            <text:p>K</text:p>
          </table:table-cell>
          <table:table-cell table:formula="of:=MONTH([.A74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25" calcext:value-type="date">
            <text:p>25.04.20</text:p>
          </table:table-cell>
          <table:table-cell office:value-type="string" calcext:value-type="string">
            <text:p>Apteka100PHarmavin</text:p>
          </table:table-cell>
          <table:table-cell office:value-type="float" office:value="-2065" calcext:value-type="float">
            <text:p>-2065</text:p>
          </table:table-cell>
          <table:table-cell table:formula="of:=IF([.C75]&lt;0;&quot;K&quot;;&quot;D&quot;)" office:value-type="string" office:string-value="K" calcext:value-type="string">
            <text:p>K</text:p>
          </table:table-cell>
          <table:table-cell table:formula="of:=MONTH([.A75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26" calcext:value-type="date">
            <text:p>26.04.20</text:p>
          </table:table-cell>
          <table:table-cell office:value-type="string" calcext:value-type="string">
            <text:p>Епіцентр</text:p>
          </table:table-cell>
          <table:table-cell office:value-type="float" office:value="-66094" calcext:value-type="float">
            <text:p>-66094</text:p>
          </table:table-cell>
          <table:table-cell table:formula="of:=IF([.C76]&lt;0;&quot;K&quot;;&quot;D&quot;)" office:value-type="string" office:string-value="K" calcext:value-type="string">
            <text:p>K</text:p>
          </table:table-cell>
          <table:table-cell table:formula="of:=MONTH([.A76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26" calcext:value-type="date">
            <text:p>26.04.20</text:p>
          </table:table-cell>
          <table:table-cell office:value-type="string" calcext:value-type="string">
            <text:p>Beer Market</text:p>
          </table:table-cell>
          <table:table-cell office:value-type="float" office:value="-2599" calcext:value-type="float">
            <text:p>-2599</text:p>
          </table:table-cell>
          <table:table-cell table:formula="of:=IF([.C77]&lt;0;&quot;K&quot;;&quot;D&quot;)" office:value-type="string" office:string-value="K" calcext:value-type="string">
            <text:p>K</text:p>
          </table:table-cell>
          <table:table-cell table:formula="of:=MONTH([.A77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26" calcext:value-type="date">
            <text:p>26.04.20</text:p>
          </table:table-cell>
          <table:table-cell office:value-type="string" calcext:value-type="string">
            <text:p>APTEKAPHARMAVIN</text:p>
          </table:table-cell>
          <table:table-cell office:value-type="float" office:value="-6000" calcext:value-type="float">
            <text:p>-6000</text:p>
          </table:table-cell>
          <table:table-cell table:formula="of:=IF([.C78]&lt;0;&quot;K&quot;;&quot;D&quot;)" office:value-type="string" office:string-value="K" calcext:value-type="string">
            <text:p>K</text:p>
          </table:table-cell>
          <table:table-cell table:formula="of:=MONTH([.A78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27" calcext:value-type="date">
            <text:p>27.04.20</text:p>
          </table:table-cell>
          <table:table-cell office:value-type="string" calcext:value-type="string">
            <text:p>ГРОШ</text:p>
          </table:table-cell>
          <table:table-cell office:value-type="float" office:value="-12462" calcext:value-type="float">
            <text:p>-12462</text:p>
          </table:table-cell>
          <table:table-cell table:formula="of:=IF([.C79]&lt;0;&quot;K&quot;;&quot;D&quot;)" office:value-type="string" office:string-value="K" calcext:value-type="string">
            <text:p>K</text:p>
          </table:table-cell>
          <table:table-cell table:formula="of:=MONTH([.A79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27" calcext:value-type="date">
            <text:p>27.04.20</text:p>
          </table:table-cell>
          <table:table-cell office:value-type="string" calcext:value-type="string">
            <text:p>Гранд</text:p>
          </table:table-cell>
          <table:table-cell office:value-type="float" office:value="-6000" calcext:value-type="float">
            <text:p>-6000</text:p>
          </table:table-cell>
          <table:table-cell table:formula="of:=IF([.C80]&lt;0;&quot;K&quot;;&quot;D&quot;)" office:value-type="string" office:string-value="K" calcext:value-type="string">
            <text:p>K</text:p>
          </table:table-cell>
          <table:table-cell table:formula="of:=MONTH([.A80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28" calcext:value-type="date">
            <text:p>28.04.20</text:p>
          </table:table-cell>
          <table:table-cell office:value-type="string" calcext:value-type="string">
            <text:p>WOG</text:p>
          </table:table-cell>
          <table:table-cell office:value-type="float" office:value="-9650" calcext:value-type="float">
            <text:p>-9650</text:p>
          </table:table-cell>
          <table:table-cell table:formula="of:=IF([.C81]&lt;0;&quot;K&quot;;&quot;D&quot;)" office:value-type="string" office:string-value="K" calcext:value-type="string">
            <text:p>K</text:p>
          </table:table-cell>
          <table:table-cell table:formula="of:=MONTH([.A81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28" calcext:value-type="date">
            <text:p>28.04.20</text:p>
          </table:table-cell>
          <table:table-cell office:value-type="string" calcext:value-type="string">
            <text:p>WOG</text:p>
          </table:table-cell>
          <table:table-cell office:value-type="float" office:value="-80470" calcext:value-type="float">
            <text:p>-80470</text:p>
          </table:table-cell>
          <table:table-cell table:formula="of:=IF([.C82]&lt;0;&quot;K&quot;;&quot;D&quot;)" office:value-type="string" office:string-value="K" calcext:value-type="string">
            <text:p>K</text:p>
          </table:table-cell>
          <table:table-cell table:formula="of:=MONTH([.A82])" office:value-type="float" office:value="4" calcext:value-type="float">
            <text:p>4</text:p>
          </table:table-cell>
        </table:table-row>
        <table:table-row table:style-name="ro2">
          <table:table-cell office:value-type="date" office:date-value="2020-04-28" calcext:value-type="date">
            <text:p>28.04.20</text:p>
          </table:table-cell>
          <table:table-cell office:value-type="string" calcext:value-type="string">
            <text:p>Киевстар</text:p>
            <text:p>+380982735967</text:p>
          </table:table-cell>
          <table:table-cell office:value-type="float" office:value="-12000" calcext:value-type="float">
            <text:p>-12000</text:p>
          </table:table-cell>
          <table:table-cell table:formula="of:=IF([.C83]&lt;0;&quot;K&quot;;&quot;D&quot;)" office:value-type="string" office:string-value="K" calcext:value-type="string">
            <text:p>K</text:p>
          </table:table-cell>
          <table:table-cell table:formula="of:=MONTH([.A83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28" calcext:value-type="date">
            <text:p>28.04.20</text:p>
          </table:table-cell>
          <table:table-cell office:value-type="string" calcext:value-type="string">
            <text:p>AVTOMAGAZUN</text:p>
          </table:table-cell>
          <table:table-cell office:value-type="float" office:value="-87000" calcext:value-type="float">
            <text:p>-87000</text:p>
          </table:table-cell>
          <table:table-cell table:formula="of:=IF([.C84]&lt;0;&quot;K&quot;;&quot;D&quot;)" office:value-type="string" office:string-value="K" calcext:value-type="string">
            <text:p>K</text:p>
          </table:table-cell>
          <table:table-cell table:formula="of:=MONTH([.A84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28" calcext:value-type="date">
            <text:p>28.04.20</text:p>
          </table:table-cell>
          <table:table-cell office:value-type="string" calcext:value-type="string">
            <text:p>MIROVAJA APTEKA N3</text:p>
          </table:table-cell>
          <table:table-cell office:value-type="float" office:value="-1900" calcext:value-type="float">
            <text:p>-1900</text:p>
          </table:table-cell>
          <table:table-cell table:formula="of:=IF([.C85]&lt;0;&quot;K&quot;;&quot;D&quot;)" office:value-type="string" office:string-value="K" calcext:value-type="string">
            <text:p>K</text:p>
          </table:table-cell>
          <table:table-cell table:formula="of:=MONTH([.A85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28" calcext:value-type="date">
            <text:p>28.04.20</text:p>
          </table:table-cell>
          <table:table-cell office:value-type="string" calcext:value-type="string">
            <text:p>АТБ</text:p>
          </table:table-cell>
          <table:table-cell office:value-type="float" office:value="-29950" calcext:value-type="float">
            <text:p>-29950</text:p>
          </table:table-cell>
          <table:table-cell table:formula="of:=IF([.C86]&lt;0;&quot;K&quot;;&quot;D&quot;)" office:value-type="string" office:string-value="K" calcext:value-type="string">
            <text:p>K</text:p>
          </table:table-cell>
          <table:table-cell table:formula="of:=MONTH([.A86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28" calcext:value-type="date">
            <text:p>28.04.20</text:p>
          </table:table-cell>
          <table:table-cell office:value-type="string" calcext:value-type="string">
            <text:p>WOG</text:p>
          </table:table-cell>
          <table:table-cell office:value-type="float" office:value="-6600" calcext:value-type="float">
            <text:p>-6600</text:p>
          </table:table-cell>
          <table:table-cell table:formula="of:=IF([.C87]&lt;0;&quot;K&quot;;&quot;D&quot;)" office:value-type="string" office:string-value="K" calcext:value-type="string">
            <text:p>K</text:p>
          </table:table-cell>
          <table:table-cell table:formula="of:=MONTH([.A87])" office:value-type="float" office:value="4" calcext:value-type="float">
            <text:p>4</text:p>
          </table:table-cell>
        </table:table-row>
        <table:table-row table:style-name="ro2">
          <table:table-cell office:value-type="date" office:date-value="2020-04-28" calcext:value-type="date">
            <text:p>28.04.20</text:p>
          </table:table-cell>
          <table:table-cell office:value-type="string" calcext:value-type="string">
            <text:p>Lifecell</text:p>
            <text:p>+380938341621</text:p>
          </table:table-cell>
          <table:table-cell office:value-type="float" office:value="-16000" calcext:value-type="float">
            <text:p>-16000</text:p>
          </table:table-cell>
          <table:table-cell table:formula="of:=IF([.C88]&lt;0;&quot;K&quot;;&quot;D&quot;)" office:value-type="string" office:string-value="K" calcext:value-type="string">
            <text:p>K</text:p>
          </table:table-cell>
          <table:table-cell table:formula="of:=MONTH([.A88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29" calcext:value-type="date">
            <text:p>29.04.20</text:p>
          </table:table-cell>
          <table:table-cell office:value-type="string" calcext:value-type="string">
            <text:p>Сільпо</text:p>
          </table:table-cell>
          <table:table-cell office:value-type="float" office:value="-17248" calcext:value-type="float">
            <text:p>-17248</text:p>
          </table:table-cell>
          <table:table-cell table:formula="of:=IF([.C89]&lt;0;&quot;K&quot;;&quot;D&quot;)" office:value-type="string" office:string-value="K" calcext:value-type="string">
            <text:p>K</text:p>
          </table:table-cell>
          <table:table-cell table:formula="of:=MONTH([.A89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29" calcext:value-type="date">
            <text:p>29.04.20</text:p>
          </table:table-cell>
          <table:table-cell office:value-type="string" calcext:value-type="string">
            <text:p>АТБ</text:p>
          </table:table-cell>
          <table:table-cell office:value-type="float" office:value="-5940" calcext:value-type="float">
            <text:p>-5940</text:p>
          </table:table-cell>
          <table:table-cell table:formula="of:=IF([.C90]&lt;0;&quot;K&quot;;&quot;D&quot;)" office:value-type="string" office:string-value="K" calcext:value-type="string">
            <text:p>K</text:p>
          </table:table-cell>
          <table:table-cell table:formula="of:=MONTH([.A90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30" calcext:value-type="date">
            <text:p>30.04.20</text:p>
          </table:table-cell>
          <table:table-cell office:value-type="string" calcext:value-type="string">
            <text:p>WOG</text:p>
          </table:table-cell>
          <table:table-cell office:value-type="float" office:value="-64975" calcext:value-type="float">
            <text:p>-64975</text:p>
          </table:table-cell>
          <table:table-cell table:formula="of:=IF([.C91]&lt;0;&quot;K&quot;;&quot;D&quot;)" office:value-type="string" office:string-value="K" calcext:value-type="string">
            <text:p>K</text:p>
          </table:table-cell>
          <table:table-cell table:formula="of:=MONTH([.A91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30" calcext:value-type="date">
            <text:p>30.04.20</text:p>
          </table:table-cell>
          <table:table-cell office:value-type="string" calcext:value-type="string">
            <text:p>Сільпо</text:p>
          </table:table-cell>
          <table:table-cell office:value-type="float" office:value="-13151" calcext:value-type="float">
            <text:p>-13151</text:p>
          </table:table-cell>
          <table:table-cell table:formula="of:=IF([.C92]&lt;0;&quot;K&quot;;&quot;D&quot;)" office:value-type="string" office:string-value="K" calcext:value-type="string">
            <text:p>K</text:p>
          </table:table-cell>
          <table:table-cell table:formula="of:=MONTH([.A92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30" calcext:value-type="date">
            <text:p>30.04.20</text:p>
          </table:table-cell>
          <table:table-cell office:value-type="string" calcext:value-type="string">
            <text:p>WOG</text:p>
          </table:table-cell>
          <table:table-cell office:value-type="float" office:value="-4450" calcext:value-type="float">
            <text:p>-4450</text:p>
          </table:table-cell>
          <table:table-cell table:formula="of:=IF([.C93]&lt;0;&quot;K&quot;;&quot;D&quot;)" office:value-type="string" office:string-value="K" calcext:value-type="string">
            <text:p>K</text:p>
          </table:table-cell>
          <table:table-cell table:formula="of:=MONTH([.A93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4-30" calcext:value-type="date">
            <text:p>30.04.20</text:p>
          </table:table-cell>
          <table:table-cell office:value-type="string" calcext:value-type="string">
            <text:p>WOG</text:p>
          </table:table-cell>
          <table:table-cell office:value-type="float" office:value="-84670" calcext:value-type="float">
            <text:p>-84670</text:p>
          </table:table-cell>
          <table:table-cell table:formula="of:=IF([.C94]&lt;0;&quot;K&quot;;&quot;D&quot;)" office:value-type="string" office:string-value="K" calcext:value-type="string">
            <text:p>K</text:p>
          </table:table-cell>
          <table:table-cell table:formula="of:=MONTH([.A94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5-01" calcext:value-type="date">
            <text:p>01.05.20</text:p>
          </table:table-cell>
          <table:table-cell office:value-type="string" calcext:value-type="string">
            <text:p>Виведення кешбеку 105.16₴</text:p>
          </table:table-cell>
          <table:table-cell office:value-type="float" office:value="8465" calcext:value-type="float">
            <text:p>8465</text:p>
          </table:table-cell>
          <table:table-cell table:formula="of:=IF([.C95]&lt;0;&quot;K&quot;;&quot;D&quot;)" office:value-type="string" office:string-value="D" calcext:value-type="string">
            <text:p>D</text:p>
          </table:table-cell>
          <table:table-cell table:formula="of:=MONTH([.A95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5-02" calcext:value-type="date">
            <text:p>02.05.20</text:p>
          </table:table-cell>
          <table:table-cell office:value-type="string" calcext:value-type="string">
            <text:p>Аптека «Бажаємо здоров’я»</text:p>
          </table:table-cell>
          <table:table-cell office:value-type="float" office:value="-15345" calcext:value-type="float">
            <text:p>-15345</text:p>
          </table:table-cell>
          <table:table-cell table:formula="of:=IF([.C96]&lt;0;&quot;K&quot;;&quot;D&quot;)" office:value-type="string" office:string-value="K" calcext:value-type="string">
            <text:p>K</text:p>
          </table:table-cell>
          <table:table-cell table:formula="of:=MONTH([.A96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5-04" calcext:value-type="date">
            <text:p>04.05.20</text:p>
          </table:table-cell>
          <table:table-cell office:value-type="string" calcext:value-type="string">
            <text:p>Лінда-Фарм</text:p>
          </table:table-cell>
          <table:table-cell office:value-type="float" office:value="-33472" calcext:value-type="float">
            <text:p>-33472</text:p>
          </table:table-cell>
          <table:table-cell table:formula="of:=IF([.C97]&lt;0;&quot;K&quot;;&quot;D&quot;)" office:value-type="string" office:string-value="K" calcext:value-type="string">
            <text:p>K</text:p>
          </table:table-cell>
          <table:table-cell table:formula="of:=MONTH([.A97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5-08" calcext:value-type="date">
            <text:p>08.05.20</text:p>
          </table:table-cell>
          <table:table-cell office:value-type="string" calcext:value-type="string">
            <text:p>Від: 525822****4830</text:p>
          </table:table-cell>
          <table:table-cell office:value-type="float" office:value="490000" calcext:value-type="float">
            <text:p>490000</text:p>
          </table:table-cell>
          <table:table-cell table:formula="of:=IF([.C98]&lt;0;&quot;K&quot;;&quot;D&quot;)" office:value-type="string" office:string-value="D" calcext:value-type="string">
            <text:p>D</text:p>
          </table:table-cell>
          <table:table-cell table:formula="of:=MONTH([.A98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5-08" calcext:value-type="date">
            <text:p>08.05.20</text:p>
          </table:table-cell>
          <table:table-cell office:value-type="string" calcext:value-type="string">
            <text:p>Від: 525822****4830</text:p>
          </table:table-cell>
          <table:table-cell office:value-type="float" office:value="490000" calcext:value-type="float">
            <text:p>490000</text:p>
          </table:table-cell>
          <table:table-cell table:formula="of:=IF([.C99]&lt;0;&quot;K&quot;;&quot;D&quot;)" office:value-type="string" office:string-value="D" calcext:value-type="string">
            <text:p>D</text:p>
          </table:table-cell>
          <table:table-cell table:formula="of:=MONTH([.A99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5-09" calcext:value-type="date">
            <text:p>09.05.20</text:p>
          </table:table-cell>
          <table:table-cell office:value-type="string" calcext:value-type="string">
            <text:p>Від: 525822****4830</text:p>
          </table:table-cell>
          <table:table-cell office:value-type="float" office:value="490000" calcext:value-type="float">
            <text:p>490000</text:p>
          </table:table-cell>
          <table:table-cell table:formula="of:=IF([.C100]&lt;0;&quot;K&quot;;&quot;D&quot;)" office:value-type="string" office:string-value="D" calcext:value-type="string">
            <text:p>D</text:p>
          </table:table-cell>
          <table:table-cell table:formula="of:=MONTH([.A100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5-10" calcext:value-type="date">
            <text:p>10.05.20</text:p>
          </table:table-cell>
          <table:table-cell office:value-type="string" calcext:value-type="string">
            <text:p>Аптека «Бажаємо здоров’я»</text:p>
          </table:table-cell>
          <table:table-cell office:value-type="float" office:value="-12795" calcext:value-type="float">
            <text:p>-12795</text:p>
          </table:table-cell>
          <table:table-cell table:formula="of:=IF([.C101]&lt;0;&quot;K&quot;;&quot;D&quot;)" office:value-type="string" office:string-value="K" calcext:value-type="string">
            <text:p>K</text:p>
          </table:table-cell>
          <table:table-cell table:formula="of:=MONTH([.A101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5-10" calcext:value-type="date">
            <text:p>10.05.20</text:p>
          </table:table-cell>
          <table:table-cell office:value-type="string" calcext:value-type="string">
            <text:p>Від: 525822****4830</text:p>
          </table:table-cell>
          <table:table-cell office:value-type="float" office:value="490000" calcext:value-type="float">
            <text:p>490000</text:p>
          </table:table-cell>
          <table:table-cell table:formula="of:=IF([.C102]&lt;0;&quot;K&quot;;&quot;D&quot;)" office:value-type="string" office:string-value="D" calcext:value-type="string">
            <text:p>D</text:p>
          </table:table-cell>
          <table:table-cell table:formula="of:=MONTH([.A102])" office:value-type="float" office:value="5" calcext:value-type="float">
            <text:p>5</text:p>
          </table:table-cell>
        </table:table-row>
        <table:table-row table:style-name="ro2">
          <table:table-cell office:value-type="date" office:date-value="2020-05-11" calcext:value-type="date">
            <text:p>11.05.20</text:p>
          </table:table-cell>
          <table:table-cell office:value-type="string" calcext:value-type="string">
            <text:p>Vodafone</text:p>
            <text:p>+380667790936</text:p>
          </table:table-cell>
          <table:table-cell office:value-type="float" office:value="-8000" calcext:value-type="float">
            <text:p>-8000</text:p>
          </table:table-cell>
          <table:table-cell table:formula="of:=IF([.C103]&lt;0;&quot;K&quot;;&quot;D&quot;)" office:value-type="string" office:string-value="K" calcext:value-type="string">
            <text:p>K</text:p>
          </table:table-cell>
          <table:table-cell table:formula="of:=MONTH([.A103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5-11" calcext:value-type="date">
            <text:p>11.05.20</text:p>
          </table:table-cell>
          <table:table-cell office:value-type="string" calcext:value-type="string">
            <text:p>Від: 525822****4830</text:p>
          </table:table-cell>
          <table:table-cell office:value-type="float" office:value="200000" calcext:value-type="float">
            <text:p>200000</text:p>
          </table:table-cell>
          <table:table-cell table:formula="of:=IF([.C104]&lt;0;&quot;K&quot;;&quot;D&quot;)" office:value-type="string" office:string-value="D" calcext:value-type="string">
            <text:p>D</text:p>
          </table:table-cell>
          <table:table-cell table:formula="of:=MONTH([.A104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5-13" calcext:value-type="date">
            <text:p>13.05.20</text:p>
          </table:table-cell>
          <table:table-cell office:value-type="string" calcext:value-type="string">
            <text:p>Apteka100PHarmavin</text:p>
          </table:table-cell>
          <table:table-cell office:value-type="float" office:value="-5905" calcext:value-type="float">
            <text:p>-5905</text:p>
          </table:table-cell>
          <table:table-cell table:formula="of:=IF([.C105]&lt;0;&quot;K&quot;;&quot;D&quot;)" office:value-type="string" office:string-value="K" calcext:value-type="string">
            <text:p>K</text:p>
          </table:table-cell>
          <table:table-cell table:formula="of:=MONTH([.A105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5-14" calcext:value-type="date">
            <text:p>14.05.20</text:p>
          </table:table-cell>
          <table:table-cell office:value-type="string" calcext:value-type="string">
            <text:p>ZooHouse1</text:p>
          </table:table-cell>
          <table:table-cell office:value-type="float" office:value="-26700" calcext:value-type="float">
            <text:p>-26700</text:p>
          </table:table-cell>
          <table:table-cell table:formula="of:=IF([.C106]&lt;0;&quot;K&quot;;&quot;D&quot;)" office:value-type="string" office:string-value="K" calcext:value-type="string">
            <text:p>K</text:p>
          </table:table-cell>
          <table:table-cell table:formula="of:=MONTH([.A106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5-15" calcext:value-type="date">
            <text:p>15.05.20</text:p>
          </table:table-cell>
          <table:table-cell office:value-type="string" calcext:value-type="string">
            <text:p>Від: 519745****0174</text:p>
          </table:table-cell>
          <table:table-cell office:value-type="float" office:value="500000" calcext:value-type="float">
            <text:p>500000</text:p>
          </table:table-cell>
          <table:table-cell table:formula="of:=IF([.C107]&lt;0;&quot;K&quot;;&quot;D&quot;)" office:value-type="string" office:string-value="D" calcext:value-type="string">
            <text:p>D</text:p>
          </table:table-cell>
          <table:table-cell table:formula="of:=MONTH([.A107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5-18" calcext:value-type="date">
            <text:p>18.05.20</text:p>
          </table:table-cell>
          <table:table-cell office:value-type="string" calcext:value-type="string">
            <text:p>Нова пошта</text:p>
          </table:table-cell>
          <table:table-cell office:value-type="float" office:value="-4000" calcext:value-type="float">
            <text:p>-4000</text:p>
          </table:table-cell>
          <table:table-cell table:formula="of:=IF([.C108]&lt;0;&quot;K&quot;;&quot;D&quot;)" office:value-type="string" office:string-value="K" calcext:value-type="string">
            <text:p>K</text:p>
          </table:table-cell>
          <table:table-cell table:formula="of:=MONTH([.A108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5-19" calcext:value-type="date">
            <text:p>19.05.20</text:p>
          </table:table-cell>
          <table:table-cell office:value-type="string" calcext:value-type="string">
            <text:p>Apteka103PHarmavin</text:p>
          </table:table-cell>
          <table:table-cell office:value-type="float" office:value="-14280" calcext:value-type="float">
            <text:p>-14280</text:p>
          </table:table-cell>
          <table:table-cell table:formula="of:=IF([.C109]&lt;0;&quot;K&quot;;&quot;D&quot;)" office:value-type="string" office:string-value="K" calcext:value-type="string">
            <text:p>K</text:p>
          </table:table-cell>
          <table:table-cell table:formula="of:=MONTH([.A109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5-22" calcext:value-type="date">
            <text:p>22.05.20</text:p>
          </table:table-cell>
          <table:table-cell office:value-type="string" calcext:value-type="string">
            <text:p>WWW.PAY.VN.UA</text:p>
          </table:table-cell>
          <table:table-cell office:value-type="float" office:value="-70532" calcext:value-type="float">
            <text:p>-70532</text:p>
          </table:table-cell>
          <table:table-cell table:formula="of:=IF([.C110]&lt;0;&quot;K&quot;;&quot;D&quot;)" office:value-type="string" office:string-value="K" calcext:value-type="string">
            <text:p>K</text:p>
          </table:table-cell>
          <table:table-cell table:formula="of:=MONTH([.A110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5-22" calcext:value-type="date">
            <text:p>22.05.20</text:p>
          </table:table-cell>
          <table:table-cell office:value-type="string" calcext:value-type="string">
            <text:p>EVEREST24.COM.UA</text:p>
          </table:table-cell>
          <table:table-cell office:value-type="float" office:value="-19500" calcext:value-type="float">
            <text:p>-19500</text:p>
          </table:table-cell>
          <table:table-cell table:formula="of:=IF([.C111]&lt;0;&quot;K&quot;;&quot;D&quot;)" office:value-type="string" office:string-value="K" calcext:value-type="string">
            <text:p>K</text:p>
          </table:table-cell>
          <table:table-cell table:formula="of:=MONTH([.A111])" office:value-type="float" office:value="5" calcext:value-type="float">
            <text:p>5</text:p>
          </table:table-cell>
        </table:table-row>
        <table:table-row table:style-name="ro2">
          <table:table-cell office:value-type="date" office:date-value="2020-05-23" calcext:value-type="date">
            <text:p>23.05.20</text:p>
          </table:table-cell>
          <table:table-cell office:value-type="string" calcext:value-type="string">
            <text:p>Киевстар</text:p>
            <text:p>+380672944583</text:p>
          </table:table-cell>
          <table:table-cell office:value-type="float" office:value="-16000" calcext:value-type="float">
            <text:p>-16000</text:p>
          </table:table-cell>
          <table:table-cell table:formula="of:=IF([.C112]&lt;0;&quot;K&quot;;&quot;D&quot;)" office:value-type="string" office:string-value="K" calcext:value-type="string">
            <text:p>K</text:p>
          </table:table-cell>
          <table:table-cell table:formula="of:=MONTH([.A112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5-24" calcext:value-type="date">
            <text:p>24.05.20</text:p>
          </table:table-cell>
          <table:table-cell office:value-type="string" calcext:value-type="string">
            <text:p>EasyPay</text:p>
          </table:table-cell>
          <table:table-cell office:value-type="float" office:value="-99855" calcext:value-type="float">
            <text:p>-99855</text:p>
          </table:table-cell>
          <table:table-cell table:formula="of:=IF([.C113]&lt;0;&quot;K&quot;;&quot;D&quot;)" office:value-type="string" office:string-value="K" calcext:value-type="string">
            <text:p>K</text:p>
          </table:table-cell>
          <table:table-cell table:formula="of:=MONTH([.A113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5-24" calcext:value-type="date">
            <text:p>24.05.20</text:p>
          </table:table-cell>
          <table:table-cell office:value-type="string" calcext:value-type="string">
            <text:p>LIQPAY*Qnet</text:p>
          </table:table-cell>
          <table:table-cell office:value-type="float" office:value="-15450" calcext:value-type="float">
            <text:p>-15450</text:p>
          </table:table-cell>
          <table:table-cell table:formula="of:=IF([.C114]&lt;0;&quot;K&quot;;&quot;D&quot;)" office:value-type="string" office:string-value="K" calcext:value-type="string">
            <text:p>K</text:p>
          </table:table-cell>
          <table:table-cell table:formula="of:=MONTH([.A114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5-26" calcext:value-type="date">
            <text:p>26.05.20</text:p>
          </table:table-cell>
          <table:table-cell office:value-type="string" calcext:value-type="string">
            <text:p>Apteka103PHarmavin</text:p>
          </table:table-cell>
          <table:table-cell office:value-type="float" office:value="-31420" calcext:value-type="float">
            <text:p>-31420</text:p>
          </table:table-cell>
          <table:table-cell table:formula="of:=IF([.C115]&lt;0;&quot;K&quot;;&quot;D&quot;)" office:value-type="string" office:string-value="K" calcext:value-type="string">
            <text:p>K</text:p>
          </table:table-cell>
          <table:table-cell table:formula="of:=MONTH([.A115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5-26" calcext:value-type="date">
            <text:p>26.05.20</text:p>
          </table:table-cell>
          <table:table-cell office:value-type="string" calcext:value-type="string">
            <text:p>Космонавтов 46</text:p>
          </table:table-cell>
          <table:table-cell office:value-type="float" office:value="-1300" calcext:value-type="float">
            <text:p>-1300</text:p>
          </table:table-cell>
          <table:table-cell table:formula="of:=IF([.C116]&lt;0;&quot;K&quot;;&quot;D&quot;)" office:value-type="string" office:string-value="K" calcext:value-type="string">
            <text:p>K</text:p>
          </table:table-cell>
          <table:table-cell table:formula="of:=MONTH([.A116])" office:value-type="float" office:value="5" calcext:value-type="float">
            <text:p>5</text:p>
          </table:table-cell>
        </table:table-row>
        <table:table-row table:style-name="ro2">
          <table:table-cell office:value-type="date" office:date-value="2020-05-28" calcext:value-type="date">
            <text:p>28.05.20</text:p>
          </table:table-cell>
          <table:table-cell office:value-type="string" calcext:value-type="string">
            <text:p>Киевстар</text:p>
            <text:p>+380982735967</text:p>
          </table:table-cell>
          <table:table-cell office:value-type="float" office:value="-12000" calcext:value-type="float">
            <text:p>-12000</text:p>
          </table:table-cell>
          <table:table-cell table:formula="of:=IF([.C117]&lt;0;&quot;K&quot;;&quot;D&quot;)" office:value-type="string" office:string-value="K" calcext:value-type="string">
            <text:p>K</text:p>
          </table:table-cell>
          <table:table-cell table:formula="of:=MONTH([.A117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5-28" calcext:value-type="date">
            <text:p>28.05.20</text:p>
          </table:table-cell>
          <table:table-cell office:value-type="string" calcext:value-type="string">
            <text:p>Від: 519745****0174</text:p>
          </table:table-cell>
          <table:table-cell office:value-type="float" office:value="490000" calcext:value-type="float">
            <text:p>490000</text:p>
          </table:table-cell>
          <table:table-cell table:formula="of:=IF([.C118]&lt;0;&quot;K&quot;;&quot;D&quot;)" office:value-type="string" office:string-value="D" calcext:value-type="string">
            <text:p>D</text:p>
          </table:table-cell>
          <table:table-cell table:formula="of:=MONTH([.A118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5-29" calcext:value-type="date">
            <text:p>29.05.20</text:p>
          </table:table-cell>
          <table:table-cell office:value-type="string" calcext:value-type="string">
            <text:p>Від: 519745****0174</text:p>
          </table:table-cell>
          <table:table-cell office:value-type="float" office:value="490000" calcext:value-type="float">
            <text:p>490000</text:p>
          </table:table-cell>
          <table:table-cell table:formula="of:=IF([.C119]&lt;0;&quot;K&quot;;&quot;D&quot;)" office:value-type="string" office:string-value="D" calcext:value-type="string">
            <text:p>D</text:p>
          </table:table-cell>
          <table:table-cell table:formula="of:=MONTH([.A119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5-29" calcext:value-type="date">
            <text:p>29.05.20</text:p>
          </table:table-cell>
          <table:table-cell office:value-type="string" calcext:value-type="string">
            <text:p>Від: 519745****0174</text:p>
          </table:table-cell>
          <table:table-cell office:value-type="float" office:value="490000" calcext:value-type="float">
            <text:p>490000</text:p>
          </table:table-cell>
          <table:table-cell table:formula="of:=IF([.C120]&lt;0;&quot;K&quot;;&quot;D&quot;)" office:value-type="string" office:string-value="D" calcext:value-type="string">
            <text:p>D</text:p>
          </table:table-cell>
          <table:table-cell table:formula="of:=MONTH([.A120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5-30" calcext:value-type="date">
            <text:p>30.05.20</text:p>
          </table:table-cell>
          <table:table-cell office:value-type="string" calcext:value-type="string">
            <text:p>Від: 525822****4830</text:p>
          </table:table-cell>
          <table:table-cell office:value-type="float" office:value="490000" calcext:value-type="float">
            <text:p>490000</text:p>
          </table:table-cell>
          <table:table-cell table:formula="of:=IF([.C121]&lt;0;&quot;K&quot;;&quot;D&quot;)" office:value-type="string" office:string-value="D" calcext:value-type="string">
            <text:p>D</text:p>
          </table:table-cell>
          <table:table-cell table:formula="of:=MONTH([.A121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5-31" calcext:value-type="date">
            <text:p>31.05.20</text:p>
          </table:table-cell>
          <table:table-cell office:value-type="string" calcext:value-type="string">
            <text:p>Від: 525822****4830</text:p>
          </table:table-cell>
          <table:table-cell office:value-type="float" office:value="150000" calcext:value-type="float">
            <text:p>150000</text:p>
          </table:table-cell>
          <table:table-cell table:formula="of:=IF([.C122]&lt;0;&quot;K&quot;;&quot;D&quot;)" office:value-type="string" office:string-value="D" calcext:value-type="string">
            <text:p>D</text:p>
          </table:table-cell>
          <table:table-cell table:formula="of:=MONTH([.A122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6-01" calcext:value-type="date">
            <text:p>01.06.20</text:p>
          </table:table-cell>
          <table:table-cell office:value-type="string" calcext:value-type="string">
            <text:p>Відсотки за травень</text:p>
          </table:table-cell>
          <table:table-cell office:value-type="float" office:value="2472" calcext:value-type="float">
            <text:p>2472</text:p>
          </table:table-cell>
          <table:table-cell table:formula="of:=IF([.C123]&lt;0;&quot;K&quot;;&quot;D&quot;)" office:value-type="string" office:string-value="D" calcext:value-type="string">
            <text:p>D</text:p>
          </table:table-cell>
          <table:table-cell table:formula="of:=MONTH([.A123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01" calcext:value-type="date">
            <text:p>01.06.20</text:p>
          </table:table-cell>
          <table:table-cell office:value-type="string" calcext:value-type="string">
            <text:p>ГРОШ</text:p>
          </table:table-cell>
          <table:table-cell office:value-type="float" office:value="-11981" calcext:value-type="float">
            <text:p>-11981</text:p>
          </table:table-cell>
          <table:table-cell table:formula="of:=IF([.C124]&lt;0;&quot;K&quot;;&quot;D&quot;)" office:value-type="string" office:string-value="K" calcext:value-type="string">
            <text:p>K</text:p>
          </table:table-cell>
          <table:table-cell table:formula="of:=MONTH([.A124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01" calcext:value-type="date">
            <text:p>01.06.20</text:p>
          </table:table-cell>
          <table:table-cell office:value-type="string" calcext:value-type="string">
            <text:p>537523****4293</text:p>
          </table:table-cell>
          <table:table-cell office:value-type="float" office:value="-1000000" calcext:value-type="float">
            <text:p>-1000000</text:p>
          </table:table-cell>
          <table:table-cell table:formula="of:=IF([.C125]&lt;0;&quot;K&quot;;&quot;D&quot;)" office:value-type="string" office:string-value="K" calcext:value-type="string">
            <text:p>K</text:p>
          </table:table-cell>
          <table:table-cell table:formula="of:=MONTH([.A125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02" calcext:value-type="date">
            <text:p>02.06.20</text:p>
          </table:table-cell>
          <table:table-cell office:value-type="string" calcext:value-type="string">
            <text:p>537523****4293</text:p>
          </table:table-cell>
          <table:table-cell office:value-type="float" office:value="-1000000" calcext:value-type="float">
            <text:p>-1000000</text:p>
          </table:table-cell>
          <table:table-cell table:formula="of:=IF([.C126]&lt;0;&quot;K&quot;;&quot;D&quot;)" office:value-type="string" office:string-value="K" calcext:value-type="string">
            <text:p>K</text:p>
          </table:table-cell>
          <table:table-cell table:formula="of:=MONTH([.A126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02" calcext:value-type="date">
            <text:p>02.06.20</text:p>
          </table:table-cell>
          <table:table-cell office:value-type="string" calcext:value-type="string">
            <text:p>Сільпо</text:p>
          </table:table-cell>
          <table:table-cell office:value-type="float" office:value="-10103" calcext:value-type="float">
            <text:p>-10103</text:p>
          </table:table-cell>
          <table:table-cell table:formula="of:=IF([.C127]&lt;0;&quot;K&quot;;&quot;D&quot;)" office:value-type="string" office:string-value="K" calcext:value-type="string">
            <text:p>K</text:p>
          </table:table-cell>
          <table:table-cell table:formula="of:=MONTH([.A127])" office:value-type="float" office:value="6" calcext:value-type="float">
            <text:p>6</text:p>
          </table:table-cell>
        </table:table-row>
        <table:table-row table:style-name="ro2">
          <table:table-cell office:value-type="date" office:date-value="2020-06-02" calcext:value-type="date">
            <text:p>02.06.20</text:p>
          </table:table-cell>
          <table:table-cell office:value-type="string" calcext:value-type="string">
            <text:p>Киевстар</text:p>
            <text:p>+380966265305</text:p>
          </table:table-cell>
          <table:table-cell office:value-type="float" office:value="-8000" calcext:value-type="float">
            <text:p>-8000</text:p>
          </table:table-cell>
          <table:table-cell table:formula="of:=IF([.C128]&lt;0;&quot;K&quot;;&quot;D&quot;)" office:value-type="string" office:string-value="K" calcext:value-type="string">
            <text:p>K</text:p>
          </table:table-cell>
          <table:table-cell table:formula="of:=MONTH([.A128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02" calcext:value-type="date">
            <text:p>02.06.20</text:p>
          </table:table-cell>
          <table:table-cell office:value-type="string" calcext:value-type="string">
            <text:p>537523****4293</text:p>
          </table:table-cell>
          <table:table-cell office:value-type="float" office:value="-410000" calcext:value-type="float">
            <text:p>-410000</text:p>
          </table:table-cell>
          <table:table-cell table:formula="of:=IF([.C129]&lt;0;&quot;K&quot;;&quot;D&quot;)" office:value-type="string" office:string-value="K" calcext:value-type="string">
            <text:p>K</text:p>
          </table:table-cell>
          <table:table-cell table:formula="of:=MONTH([.A129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02" calcext:value-type="date">
            <text:p>02.06.20</text:p>
          </table:table-cell>
          <table:table-cell office:value-type="string" calcext:value-type="string">
            <text:p>Grand Pizza And Cake</text:p>
          </table:table-cell>
          <table:table-cell office:value-type="float" office:value="-14270" calcext:value-type="float">
            <text:p>-14270</text:p>
          </table:table-cell>
          <table:table-cell table:formula="of:=IF([.C130]&lt;0;&quot;K&quot;;&quot;D&quot;)" office:value-type="string" office:string-value="K" calcext:value-type="string">
            <text:p>K</text:p>
          </table:table-cell>
          <table:table-cell table:formula="of:=MONTH([.A130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03" calcext:value-type="date">
            <text:p>03.06.20</text:p>
          </table:table-cell>
          <table:table-cell office:value-type="string" calcext:value-type="string">
            <text:p>Ukrainskitovari</text:p>
          </table:table-cell>
          <table:table-cell office:value-type="float" office:value="-8200" calcext:value-type="float">
            <text:p>-8200</text:p>
          </table:table-cell>
          <table:table-cell table:formula="of:=IF([.C131]&lt;0;&quot;K&quot;;&quot;D&quot;)" office:value-type="string" office:string-value="K" calcext:value-type="string">
            <text:p>K</text:p>
          </table:table-cell>
          <table:table-cell table:formula="of:=MONTH([.A131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03" calcext:value-type="date">
            <text:p>03.06.20</text:p>
          </table:table-cell>
          <table:table-cell office:value-type="string" calcext:value-type="string">
            <text:p>Гастроном "Українські Товари"</text:p>
          </table:table-cell>
          <table:table-cell office:value-type="float" office:value="-4470" calcext:value-type="float">
            <text:p>-4470</text:p>
          </table:table-cell>
          <table:table-cell table:formula="of:=IF([.C132]&lt;0;&quot;K&quot;;&quot;D&quot;)" office:value-type="string" office:string-value="K" calcext:value-type="string">
            <text:p>K</text:p>
          </table:table-cell>
          <table:table-cell table:formula="of:=MONTH([.A132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03" calcext:value-type="date">
            <text:p>03.06.20</text:p>
          </table:table-cell>
          <table:table-cell office:value-type="string" calcext:value-type="string">
            <text:p>Гастроном "Українські Товари"</text:p>
          </table:table-cell>
          <table:table-cell office:value-type="float" office:value="-5250" calcext:value-type="float">
            <text:p>-5250</text:p>
          </table:table-cell>
          <table:table-cell table:formula="of:=IF([.C133]&lt;0;&quot;K&quot;;&quot;D&quot;)" office:value-type="string" office:string-value="K" calcext:value-type="string">
            <text:p>K</text:p>
          </table:table-cell>
          <table:table-cell table:formula="of:=MONTH([.A133])" office:value-type="float" office:value="6" calcext:value-type="float">
            <text:p>6</text:p>
          </table:table-cell>
        </table:table-row>
        <table:table-row table:style-name="ro2">
          <table:table-cell office:value-type="date" office:date-value="2020-06-03" calcext:value-type="date">
            <text:p>03.06.20</text:p>
          </table:table-cell>
          <table:table-cell office:value-type="string" calcext:value-type="string">
            <text:p>Киевстар</text:p>
            <text:p>+380982735967</text:p>
          </table:table-cell>
          <table:table-cell office:value-type="float" office:value="-5000" calcext:value-type="float">
            <text:p>-5000</text:p>
          </table:table-cell>
          <table:table-cell table:formula="of:=IF([.C134]&lt;0;&quot;K&quot;;&quot;D&quot;)" office:value-type="string" office:string-value="K" calcext:value-type="string">
            <text:p>K</text:p>
          </table:table-cell>
          <table:table-cell table:formula="of:=MONTH([.A134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03" calcext:value-type="date">
            <text:p>03.06.20</text:p>
          </table:table-cell>
          <table:table-cell office:value-type="string" calcext:value-type="string">
            <text:p>Сільпо</text:p>
          </table:table-cell>
          <table:table-cell office:value-type="float" office:value="-24376" calcext:value-type="float">
            <text:p>-24376</text:p>
          </table:table-cell>
          <table:table-cell table:formula="of:=IF([.C135]&lt;0;&quot;K&quot;;&quot;D&quot;)" office:value-type="string" office:string-value="K" calcext:value-type="string">
            <text:p>K</text:p>
          </table:table-cell>
          <table:table-cell table:formula="of:=MONTH([.A135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04" calcext:value-type="date">
            <text:p>04.06.20</text:p>
          </table:table-cell>
          <table:table-cell office:value-type="string" calcext:value-type="string">
            <text:p>Сільпо</text:p>
          </table:table-cell>
          <table:table-cell office:value-type="float" office:value="-7076" calcext:value-type="float">
            <text:p>-7076</text:p>
          </table:table-cell>
          <table:table-cell table:formula="of:=IF([.C136]&lt;0;&quot;K&quot;;&quot;D&quot;)" office:value-type="string" office:string-value="K" calcext:value-type="string">
            <text:p>K</text:p>
          </table:table-cell>
          <table:table-cell table:formula="of:=MONTH([.A136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04" calcext:value-type="date">
            <text:p>04.06.20</text:p>
          </table:table-cell>
          <table:table-cell office:value-type="string" calcext:value-type="string">
            <text:p>Гранд</text:p>
          </table:table-cell>
          <table:table-cell office:value-type="float" office:value="-4550" calcext:value-type="float">
            <text:p>-4550</text:p>
          </table:table-cell>
          <table:table-cell table:formula="of:=IF([.C137]&lt;0;&quot;K&quot;;&quot;D&quot;)" office:value-type="string" office:string-value="K" calcext:value-type="string">
            <text:p>K</text:p>
          </table:table-cell>
          <table:table-cell table:formula="of:=MONTH([.A137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04" calcext:value-type="date">
            <text:p>04.06.20</text:p>
          </table:table-cell>
          <table:table-cell office:value-type="string" calcext:value-type="string">
            <text:p>Grand Pizza And Cake</text:p>
          </table:table-cell>
          <table:table-cell office:value-type="float" office:value="-7985" calcext:value-type="float">
            <text:p>-7985</text:p>
          </table:table-cell>
          <table:table-cell table:formula="of:=IF([.C138]&lt;0;&quot;K&quot;;&quot;D&quot;)" office:value-type="string" office:string-value="K" calcext:value-type="string">
            <text:p>K</text:p>
          </table:table-cell>
          <table:table-cell table:formula="of:=MONTH([.A138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05" calcext:value-type="date">
            <text:p>05.06.20</text:p>
          </table:table-cell>
          <table:table-cell office:value-type="string" calcext:value-type="string">
            <text:p>Сільпо</text:p>
          </table:table-cell>
          <table:table-cell office:value-type="float" office:value="-8574" calcext:value-type="float">
            <text:p>-8574</text:p>
          </table:table-cell>
          <table:table-cell table:formula="of:=IF([.C139]&lt;0;&quot;K&quot;;&quot;D&quot;)" office:value-type="string" office:string-value="K" calcext:value-type="string">
            <text:p>K</text:p>
          </table:table-cell>
          <table:table-cell table:formula="of:=MONTH([.A139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05" calcext:value-type="date">
            <text:p>05.06.20</text:p>
          </table:table-cell>
          <table:table-cell office:value-type="string" calcext:value-type="string">
            <text:p>АТБ</text:p>
          </table:table-cell>
          <table:table-cell office:value-type="float" office:value="-6700" calcext:value-type="float">
            <text:p>-6700</text:p>
          </table:table-cell>
          <table:table-cell table:formula="of:=IF([.C140]&lt;0;&quot;K&quot;;&quot;D&quot;)" office:value-type="string" office:string-value="K" calcext:value-type="string">
            <text:p>K</text:p>
          </table:table-cell>
          <table:table-cell table:formula="of:=MONTH([.A140])" office:value-type="float" office:value="6" calcext:value-type="float">
            <text:p>6</text:p>
          </table:table-cell>
        </table:table-row>
        <table:table-row table:style-name="ro2">
          <table:table-cell office:value-type="date" office:date-value="2020-06-06" calcext:value-type="date">
            <text:p>06.06.20</text:p>
          </table:table-cell>
          <table:table-cell office:value-type="string" calcext:value-type="string">
            <text:p>Vodafone</text:p>
            <text:p>+380667790936</text:p>
          </table:table-cell>
          <table:table-cell office:value-type="float" office:value="-8000" calcext:value-type="float">
            <text:p>-8000</text:p>
          </table:table-cell>
          <table:table-cell table:formula="of:=IF([.C141]&lt;0;&quot;K&quot;;&quot;D&quot;)" office:value-type="string" office:string-value="K" calcext:value-type="string">
            <text:p>K</text:p>
          </table:table-cell>
          <table:table-cell table:formula="of:=MONTH([.A141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06" calcext:value-type="date">
            <text:p>06.06.20</text:p>
          </table:table-cell>
          <table:table-cell office:value-type="string" calcext:value-type="string">
            <text:p>Grand Pizza And Cake</text:p>
          </table:table-cell>
          <table:table-cell office:value-type="float" office:value="-28863" calcext:value-type="float">
            <text:p>-28863</text:p>
          </table:table-cell>
          <table:table-cell table:formula="of:=IF([.C142]&lt;0;&quot;K&quot;;&quot;D&quot;)" office:value-type="string" office:string-value="K" calcext:value-type="string">
            <text:p>K</text:p>
          </table:table-cell>
          <table:table-cell table:formula="of:=MONTH([.A142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06" calcext:value-type="date">
            <text:p>06.06.20</text:p>
          </table:table-cell>
          <table:table-cell office:value-type="string" calcext:value-type="string">
            <text:p>Grand Pizza And Cake</text:p>
          </table:table-cell>
          <table:table-cell office:value-type="float" office:value="-1400" calcext:value-type="float">
            <text:p>-1400</text:p>
          </table:table-cell>
          <table:table-cell table:formula="of:=IF([.C143]&lt;0;&quot;K&quot;;&quot;D&quot;)" office:value-type="string" office:string-value="K" calcext:value-type="string">
            <text:p>K</text:p>
          </table:table-cell>
          <table:table-cell table:formula="of:=MONTH([.A143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07" calcext:value-type="date">
            <text:p>07.06.20</text:p>
          </table:table-cell>
          <table:table-cell office:value-type="string" calcext:value-type="string">
            <text:p>MARKET PLYUS</text:p>
          </table:table-cell>
          <table:table-cell office:value-type="float" office:value="-1850" calcext:value-type="float">
            <text:p>-1850</text:p>
          </table:table-cell>
          <table:table-cell table:formula="of:=IF([.C144]&lt;0;&quot;K&quot;;&quot;D&quot;)" office:value-type="string" office:string-value="K" calcext:value-type="string">
            <text:p>K</text:p>
          </table:table-cell>
          <table:table-cell table:formula="of:=MONTH([.A144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07" calcext:value-type="date">
            <text:p>07.06.20</text:p>
          </table:table-cell>
          <table:table-cell office:value-type="string" calcext:value-type="string">
            <text:p>АТБ</text:p>
          </table:table-cell>
          <table:table-cell office:value-type="float" office:value="-21970" calcext:value-type="float">
            <text:p>-21970</text:p>
          </table:table-cell>
          <table:table-cell table:formula="of:=IF([.C145]&lt;0;&quot;K&quot;;&quot;D&quot;)" office:value-type="string" office:string-value="K" calcext:value-type="string">
            <text:p>K</text:p>
          </table:table-cell>
          <table:table-cell table:formula="of:=MONTH([.A145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07" calcext:value-type="date">
            <text:p>07.06.20</text:p>
          </table:table-cell>
          <table:table-cell office:value-type="string" calcext:value-type="string">
            <text:p>MARKET PLYUS</text:p>
          </table:table-cell>
          <table:table-cell office:value-type="float" office:value="-900" calcext:value-type="float">
            <text:p>-900</text:p>
          </table:table-cell>
          <table:table-cell table:formula="of:=IF([.C146]&lt;0;&quot;K&quot;;&quot;D&quot;)" office:value-type="string" office:string-value="K" calcext:value-type="string">
            <text:p>K</text:p>
          </table:table-cell>
          <table:table-cell table:formula="of:=MONTH([.A146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07" calcext:value-type="date">
            <text:p>07.06.20</text:p>
          </table:table-cell>
          <table:table-cell office:value-type="string" calcext:value-type="string">
            <text:p>Від: Володимир Х.</text:p>
          </table:table-cell>
          <table:table-cell office:value-type="float" office:value="10000" calcext:value-type="float">
            <text:p>10000</text:p>
          </table:table-cell>
          <table:table-cell table:formula="of:=IF([.C147]&lt;0;&quot;K&quot;;&quot;D&quot;)" office:value-type="string" office:string-value="D" calcext:value-type="string">
            <text:p>D</text:p>
          </table:table-cell>
          <table:table-cell table:formula="of:=MONTH([.A147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07" calcext:value-type="date">
            <text:p>07.06.20</text:p>
          </table:table-cell>
          <table:table-cell office:value-type="string" calcext:value-type="string">
            <text:p>Сільпо</text:p>
          </table:table-cell>
          <table:table-cell office:value-type="float" office:value="-28861" calcext:value-type="float">
            <text:p>-28861</text:p>
          </table:table-cell>
          <table:table-cell table:formula="of:=IF([.C148]&lt;0;&quot;K&quot;;&quot;D&quot;)" office:value-type="string" office:string-value="K" calcext:value-type="string">
            <text:p>K</text:p>
          </table:table-cell>
          <table:table-cell table:formula="of:=MONTH([.A148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07" calcext:value-type="date">
            <text:p>07.06.20</text:p>
          </table:table-cell>
          <table:table-cell office:value-type="string" calcext:value-type="string">
            <text:p>WOG</text:p>
          </table:table-cell>
          <table:table-cell office:value-type="float" office:value="-76470" calcext:value-type="float">
            <text:p>-76470</text:p>
          </table:table-cell>
          <table:table-cell table:formula="of:=IF([.C149]&lt;0;&quot;K&quot;;&quot;D&quot;)" office:value-type="string" office:string-value="K" calcext:value-type="string">
            <text:p>K</text:p>
          </table:table-cell>
          <table:table-cell table:formula="of:=MONTH([.A149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07" calcext:value-type="date">
            <text:p>07.06.20</text:p>
          </table:table-cell>
          <table:table-cell office:value-type="string" calcext:value-type="string">
            <text:p>Grand Pizza And Cake</text:p>
          </table:table-cell>
          <table:table-cell office:value-type="float" office:value="-12036" calcext:value-type="float">
            <text:p>-12036</text:p>
          </table:table-cell>
          <table:table-cell table:formula="of:=IF([.C150]&lt;0;&quot;K&quot;;&quot;D&quot;)" office:value-type="string" office:string-value="K" calcext:value-type="string">
            <text:p>K</text:p>
          </table:table-cell>
          <table:table-cell table:formula="of:=MONTH([.A150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07" calcext:value-type="date">
            <text:p>07.06.20</text:p>
          </table:table-cell>
          <table:table-cell office:value-type="string" calcext:value-type="string">
            <text:p>Grand Pizza And Cake</text:p>
          </table:table-cell>
          <table:table-cell office:value-type="float" office:value="-2800" calcext:value-type="float">
            <text:p>-2800</text:p>
          </table:table-cell>
          <table:table-cell table:formula="of:=IF([.C151]&lt;0;&quot;K&quot;;&quot;D&quot;)" office:value-type="string" office:string-value="K" calcext:value-type="string">
            <text:p>K</text:p>
          </table:table-cell>
          <table:table-cell table:formula="of:=MONTH([.A151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08" calcext:value-type="date">
            <text:p>08.06.20</text:p>
          </table:table-cell>
          <table:table-cell office:value-type="string" calcext:value-type="string">
            <text:p>MagazinProdukti</text:p>
          </table:table-cell>
          <table:table-cell office:value-type="float" office:value="-2950" calcext:value-type="float">
            <text:p>-2950</text:p>
          </table:table-cell>
          <table:table-cell table:formula="of:=IF([.C152]&lt;0;&quot;K&quot;;&quot;D&quot;)" office:value-type="string" office:string-value="K" calcext:value-type="string">
            <text:p>K</text:p>
          </table:table-cell>
          <table:table-cell table:formula="of:=MONTH([.A152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09" calcext:value-type="date">
            <text:p>09.06.20</text:p>
          </table:table-cell>
          <table:table-cell office:value-type="string" calcext:value-type="string">
            <text:p>ГРОШ</text:p>
          </table:table-cell>
          <table:table-cell office:value-type="float" office:value="-9780" calcext:value-type="float">
            <text:p>-9780</text:p>
          </table:table-cell>
          <table:table-cell table:formula="of:=IF([.C153]&lt;0;&quot;K&quot;;&quot;D&quot;)" office:value-type="string" office:string-value="K" calcext:value-type="string">
            <text:p>K</text:p>
          </table:table-cell>
          <table:table-cell table:formula="of:=MONTH([.A153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10" calcext:value-type="date">
            <text:p>10.06.20</text:p>
          </table:table-cell>
          <table:table-cell office:value-type="string" calcext:value-type="string">
            <text:p>WWW.PAY.VN.UA</text:p>
          </table:table-cell>
          <table:table-cell office:value-type="float" office:value="-64373" calcext:value-type="float">
            <text:p>-64373</text:p>
          </table:table-cell>
          <table:table-cell table:formula="of:=IF([.C154]&lt;0;&quot;K&quot;;&quot;D&quot;)" office:value-type="string" office:string-value="K" calcext:value-type="string">
            <text:p>K</text:p>
          </table:table-cell>
          <table:table-cell table:formula="of:=MONTH([.A154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10" calcext:value-type="date">
            <text:p>10.06.20</text:p>
          </table:table-cell>
          <table:table-cell office:value-type="string" calcext:value-type="string">
            <text:p>516874****7562</text:p>
          </table:table-cell>
          <table:table-cell office:value-type="float" office:value="-41809" calcext:value-type="float">
            <text:p>-41809</text:p>
          </table:table-cell>
          <table:table-cell table:formula="of:=IF([.C155]&lt;0;&quot;K&quot;;&quot;D&quot;)" office:value-type="string" office:string-value="K" calcext:value-type="string">
            <text:p>K</text:p>
          </table:table-cell>
          <table:table-cell table:formula="of:=MONTH([.A155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10" calcext:value-type="date">
            <text:p>10.06.20</text:p>
          </table:table-cell>
          <table:table-cell office:value-type="string" calcext:value-type="string">
            <text:p>АТБ</text:p>
          </table:table-cell>
          <table:table-cell office:value-type="float" office:value="-20270" calcext:value-type="float">
            <text:p>-20270</text:p>
          </table:table-cell>
          <table:table-cell table:formula="of:=IF([.C156]&lt;0;&quot;K&quot;;&quot;D&quot;)" office:value-type="string" office:string-value="K" calcext:value-type="string">
            <text:p>K</text:p>
          </table:table-cell>
          <table:table-cell table:formula="of:=MONTH([.A156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11" calcext:value-type="date">
            <text:p>11.06.20</text:p>
          </table:table-cell>
          <table:table-cell office:value-type="string" calcext:value-type="string">
            <text:p>WOG</text:p>
          </table:table-cell>
          <table:table-cell office:value-type="float" office:value="-92015" calcext:value-type="float">
            <text:p>-92015</text:p>
          </table:table-cell>
          <table:table-cell table:formula="of:=IF([.C157]&lt;0;&quot;K&quot;;&quot;D&quot;)" office:value-type="string" office:string-value="K" calcext:value-type="string">
            <text:p>K</text:p>
          </table:table-cell>
          <table:table-cell table:formula="of:=MONTH([.A157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11" calcext:value-type="date">
            <text:p>11.06.20</text:p>
          </table:table-cell>
          <table:table-cell office:value-type="string" calcext:value-type="string">
            <text:p>АТБ</text:p>
          </table:table-cell>
          <table:table-cell office:value-type="float" office:value="-8830" calcext:value-type="float">
            <text:p>-8830</text:p>
          </table:table-cell>
          <table:table-cell table:formula="of:=IF([.C158]&lt;0;&quot;K&quot;;&quot;D&quot;)" office:value-type="string" office:string-value="K" calcext:value-type="string">
            <text:p>K</text:p>
          </table:table-cell>
          <table:table-cell table:formula="of:=MONTH([.A158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11" calcext:value-type="date">
            <text:p>11.06.20</text:p>
          </table:table-cell>
          <table:table-cell office:value-type="string" calcext:value-type="string">
            <text:p>OKKO</text:p>
          </table:table-cell>
          <table:table-cell office:value-type="float" office:value="-1900" calcext:value-type="float">
            <text:p>-1900</text:p>
          </table:table-cell>
          <table:table-cell table:formula="of:=IF([.C159]&lt;0;&quot;K&quot;;&quot;D&quot;)" office:value-type="string" office:string-value="K" calcext:value-type="string">
            <text:p>K</text:p>
          </table:table-cell>
          <table:table-cell table:formula="of:=MONTH([.A159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11" calcext:value-type="date">
            <text:p>11.06.20</text:p>
          </table:table-cell>
          <table:table-cell office:value-type="string" calcext:value-type="string">
            <text:p>WOG</text:p>
          </table:table-cell>
          <table:table-cell office:value-type="float" office:value="-3250" calcext:value-type="float">
            <text:p>-3250</text:p>
          </table:table-cell>
          <table:table-cell table:formula="of:=IF([.C160]&lt;0;&quot;K&quot;;&quot;D&quot;)" office:value-type="string" office:string-value="K" calcext:value-type="string">
            <text:p>K</text:p>
          </table:table-cell>
          <table:table-cell table:formula="of:=MONTH([.A160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11" calcext:value-type="date">
            <text:p>11.06.20</text:p>
          </table:table-cell>
          <table:table-cell office:value-type="string" calcext:value-type="string">
            <text:p>WOG</text:p>
          </table:table-cell>
          <table:table-cell office:value-type="float" office:value="-4200" calcext:value-type="float">
            <text:p>-4200</text:p>
          </table:table-cell>
          <table:table-cell table:formula="of:=IF([.C161]&lt;0;&quot;K&quot;;&quot;D&quot;)" office:value-type="string" office:string-value="K" calcext:value-type="string">
            <text:p>K</text:p>
          </table:table-cell>
          <table:table-cell table:formula="of:=MONTH([.A161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11" calcext:value-type="date">
            <text:p>11.06.20</text:p>
          </table:table-cell>
          <table:table-cell office:value-type="string" calcext:value-type="string">
            <text:p>METRO</text:p>
          </table:table-cell>
          <table:table-cell office:value-type="float" office:value="-25420" calcext:value-type="float">
            <text:p>-25420</text:p>
          </table:table-cell>
          <table:table-cell table:formula="of:=IF([.C162]&lt;0;&quot;K&quot;;&quot;D&quot;)" office:value-type="string" office:string-value="K" calcext:value-type="string">
            <text:p>K</text:p>
          </table:table-cell>
          <table:table-cell table:formula="of:=MONTH([.A162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11" calcext:value-type="date">
            <text:p>11.06.20</text:p>
          </table:table-cell>
          <table:table-cell office:value-type="string" calcext:value-type="string">
            <text:p>Гранд</text:p>
          </table:table-cell>
          <table:table-cell office:value-type="float" office:value="-9300" calcext:value-type="float">
            <text:p>-9300</text:p>
          </table:table-cell>
          <table:table-cell table:formula="of:=IF([.C163]&lt;0;&quot;K&quot;;&quot;D&quot;)" office:value-type="string" office:string-value="K" calcext:value-type="string">
            <text:p>K</text:p>
          </table:table-cell>
          <table:table-cell table:formula="of:=MONTH([.A163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11" calcext:value-type="date">
            <text:p>11.06.20</text:p>
          </table:table-cell>
          <table:table-cell office:value-type="string" calcext:value-type="string">
            <text:p>Grand Pizza And Cake</text:p>
          </table:table-cell>
          <table:table-cell office:value-type="float" office:value="-4870" calcext:value-type="float">
            <text:p>-4870</text:p>
          </table:table-cell>
          <table:table-cell table:formula="of:=IF([.C164]&lt;0;&quot;K&quot;;&quot;D&quot;)" office:value-type="string" office:string-value="K" calcext:value-type="string">
            <text:p>K</text:p>
          </table:table-cell>
          <table:table-cell table:formula="of:=MONTH([.A164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12" calcext:value-type="date">
            <text:p>12.06.20</text:p>
          </table:table-cell>
          <table:table-cell office:value-type="string" calcext:value-type="string">
            <text:p>Grand Pizza And Cake</text:p>
          </table:table-cell>
          <table:table-cell office:value-type="float" office:value="-25291" calcext:value-type="float">
            <text:p>-25291</text:p>
          </table:table-cell>
          <table:table-cell table:formula="of:=IF([.C165]&lt;0;&quot;K&quot;;&quot;D&quot;)" office:value-type="string" office:string-value="K" calcext:value-type="string">
            <text:p>K</text:p>
          </table:table-cell>
          <table:table-cell table:formula="of:=MONTH([.A165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12" calcext:value-type="date">
            <text:p>12.06.20</text:p>
          </table:table-cell>
          <table:table-cell office:value-type="string" calcext:value-type="string">
            <text:p>Гранд</text:p>
          </table:table-cell>
          <table:table-cell office:value-type="float" office:value="-4550" calcext:value-type="float">
            <text:p>-4550</text:p>
          </table:table-cell>
          <table:table-cell table:formula="of:=IF([.C166]&lt;0;&quot;K&quot;;&quot;D&quot;)" office:value-type="string" office:string-value="K" calcext:value-type="string">
            <text:p>K</text:p>
          </table:table-cell>
          <table:table-cell table:formula="of:=MONTH([.A166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13" calcext:value-type="date">
            <text:p>13.06.20</text:p>
          </table:table-cell>
          <table:table-cell office:value-type="string" calcext:value-type="string">
            <text:p>TAT</text:p>
          </table:table-cell>
          <table:table-cell office:value-type="float" office:value="-3800" calcext:value-type="float">
            <text:p>-3800</text:p>
          </table:table-cell>
          <table:table-cell table:formula="of:=IF([.C167]&lt;0;&quot;K&quot;;&quot;D&quot;)" office:value-type="string" office:string-value="K" calcext:value-type="string">
            <text:p>K</text:p>
          </table:table-cell>
          <table:table-cell table:formula="of:=MONTH([.A167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14" calcext:value-type="date">
            <text:p>14.06.20</text:p>
          </table:table-cell>
          <table:table-cell office:value-type="string" calcext:value-type="string">
            <text:p>TAT</text:p>
          </table:table-cell>
          <table:table-cell office:value-type="float" office:value="-2800" calcext:value-type="float">
            <text:p>-2800</text:p>
          </table:table-cell>
          <table:table-cell table:formula="of:=IF([.C168]&lt;0;&quot;K&quot;;&quot;D&quot;)" office:value-type="string" office:string-value="K" calcext:value-type="string">
            <text:p>K</text:p>
          </table:table-cell>
          <table:table-cell table:formula="of:=MONTH([.A168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14" calcext:value-type="date">
            <text:p>14.06.20</text:p>
          </table:table-cell>
          <table:table-cell office:value-type="string" calcext:value-type="string">
            <text:p>АТБ</text:p>
          </table:table-cell>
          <table:table-cell office:value-type="float" office:value="-8120" calcext:value-type="float">
            <text:p>-8120</text:p>
          </table:table-cell>
          <table:table-cell table:formula="of:=IF([.C169]&lt;0;&quot;K&quot;;&quot;D&quot;)" office:value-type="string" office:string-value="K" calcext:value-type="string">
            <text:p>K</text:p>
          </table:table-cell>
          <table:table-cell table:formula="of:=MONTH([.A169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14" calcext:value-type="date">
            <text:p>14.06.20</text:p>
          </table:table-cell>
          <table:table-cell office:value-type="string" calcext:value-type="string">
            <text:p>magazyn Rodynna kovbas</text:p>
          </table:table-cell>
          <table:table-cell office:value-type="float" office:value="-4070" calcext:value-type="float">
            <text:p>-4070</text:p>
          </table:table-cell>
          <table:table-cell table:formula="of:=IF([.C170]&lt;0;&quot;K&quot;;&quot;D&quot;)" office:value-type="string" office:string-value="K" calcext:value-type="string">
            <text:p>K</text:p>
          </table:table-cell>
          <table:table-cell table:formula="of:=MONTH([.A170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14" calcext:value-type="date">
            <text:p>14.06.20</text:p>
          </table:table-cell>
          <table:table-cell office:value-type="string" calcext:value-type="string">
            <text:p>FOP REDCHIC MA</text:p>
          </table:table-cell>
          <table:table-cell office:value-type="float" office:value="-7040" calcext:value-type="float">
            <text:p>-7040</text:p>
          </table:table-cell>
          <table:table-cell table:formula="of:=IF([.C171]&lt;0;&quot;K&quot;;&quot;D&quot;)" office:value-type="string" office:string-value="K" calcext:value-type="string">
            <text:p>K</text:p>
          </table:table-cell>
          <table:table-cell table:formula="of:=MONTH([.A171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14" calcext:value-type="date">
            <text:p>14.06.20</text:p>
          </table:table-cell>
          <table:table-cell office:value-type="string" calcext:value-type="string">
            <text:p>АТБ</text:p>
          </table:table-cell>
          <table:table-cell office:value-type="float" office:value="-32370" calcext:value-type="float">
            <text:p>-32370</text:p>
          </table:table-cell>
          <table:table-cell table:formula="of:=IF([.C172]&lt;0;&quot;K&quot;;&quot;D&quot;)" office:value-type="string" office:string-value="K" calcext:value-type="string">
            <text:p>K</text:p>
          </table:table-cell>
          <table:table-cell table:formula="of:=MONTH([.A172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14" calcext:value-type="date">
            <text:p>14.06.20</text:p>
          </table:table-cell>
          <table:table-cell office:value-type="string" calcext:value-type="string">
            <text:p>Епіцентр</text:p>
          </table:table-cell>
          <table:table-cell office:value-type="float" office:value="-28326" calcext:value-type="float">
            <text:p>-28326</text:p>
          </table:table-cell>
          <table:table-cell table:formula="of:=IF([.C173]&lt;0;&quot;K&quot;;&quot;D&quot;)" office:value-type="string" office:string-value="K" calcext:value-type="string">
            <text:p>K</text:p>
          </table:table-cell>
          <table:table-cell table:formula="of:=MONTH([.A173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15" calcext:value-type="date">
            <text:p>15.06.20</text:p>
          </table:table-cell>
          <table:table-cell office:value-type="string" calcext:value-type="string">
            <text:p>Grand Pizza And Cake</text:p>
          </table:table-cell>
          <table:table-cell office:value-type="float" office:value="-16963" calcext:value-type="float">
            <text:p>-16963</text:p>
          </table:table-cell>
          <table:table-cell table:formula="of:=IF([.C174]&lt;0;&quot;K&quot;;&quot;D&quot;)" office:value-type="string" office:string-value="K" calcext:value-type="string">
            <text:p>K</text:p>
          </table:table-cell>
          <table:table-cell table:formula="of:=MONTH([.A174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15" calcext:value-type="date">
            <text:p>15.06.20</text:p>
          </table:table-cell>
          <table:table-cell office:value-type="string" calcext:value-type="string">
            <text:p>Гранд</text:p>
          </table:table-cell>
          <table:table-cell office:value-type="float" office:value="-9100" calcext:value-type="float">
            <text:p>-9100</text:p>
          </table:table-cell>
          <table:table-cell table:formula="of:=IF([.C175]&lt;0;&quot;K&quot;;&quot;D&quot;)" office:value-type="string" office:string-value="K" calcext:value-type="string">
            <text:p>K</text:p>
          </table:table-cell>
          <table:table-cell table:formula="of:=MONTH([.A175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16" calcext:value-type="date">
            <text:p>16.06.20</text:p>
          </table:table-cell>
          <table:table-cell office:value-type="string" calcext:value-type="string">
            <text:p>ZooHouse1</text:p>
          </table:table-cell>
          <table:table-cell office:value-type="float" office:value="-26700" calcext:value-type="float">
            <text:p>-26700</text:p>
          </table:table-cell>
          <table:table-cell table:formula="of:=IF([.C176]&lt;0;&quot;K&quot;;&quot;D&quot;)" office:value-type="string" office:string-value="K" calcext:value-type="string">
            <text:p>K</text:p>
          </table:table-cell>
          <table:table-cell table:formula="of:=MONTH([.A176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16" calcext:value-type="date">
            <text:p>16.06.20</text:p>
          </table:table-cell>
          <table:table-cell office:value-type="string" calcext:value-type="string">
            <text:p>WOG</text:p>
          </table:table-cell>
          <table:table-cell office:value-type="float" office:value="-76470" calcext:value-type="float">
            <text:p>-76470</text:p>
          </table:table-cell>
          <table:table-cell table:formula="of:=IF([.C177]&lt;0;&quot;K&quot;;&quot;D&quot;)" office:value-type="string" office:string-value="K" calcext:value-type="string">
            <text:p>K</text:p>
          </table:table-cell>
          <table:table-cell table:formula="of:=MONTH([.A177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16" calcext:value-type="date">
            <text:p>16.06.20</text:p>
          </table:table-cell>
          <table:table-cell office:value-type="string" calcext:value-type="string">
            <text:p>Grand Pizza And Cake</text:p>
          </table:table-cell>
          <table:table-cell office:value-type="float" office:value="-14979" calcext:value-type="float">
            <text:p>-14979</text:p>
          </table:table-cell>
          <table:table-cell table:formula="of:=IF([.C178]&lt;0;&quot;K&quot;;&quot;D&quot;)" office:value-type="string" office:string-value="K" calcext:value-type="string">
            <text:p>K</text:p>
          </table:table-cell>
          <table:table-cell table:formula="of:=MONTH([.A178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16" calcext:value-type="date">
            <text:p>16.06.20</text:p>
          </table:table-cell>
          <table:table-cell office:value-type="string" calcext:value-type="string">
            <text:p>EasyPay</text:p>
          </table:table-cell>
          <table:table-cell office:value-type="float" office:value="-41094" calcext:value-type="float">
            <text:p>-41094</text:p>
          </table:table-cell>
          <table:table-cell table:formula="of:=IF([.C179]&lt;0;&quot;K&quot;;&quot;D&quot;)" office:value-type="string" office:string-value="K" calcext:value-type="string">
            <text:p>K</text:p>
          </table:table-cell>
          <table:table-cell table:formula="of:=MONTH([.A179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16" calcext:value-type="date">
            <text:p>16.06.20</text:p>
          </table:table-cell>
          <table:table-cell office:value-type="string" calcext:value-type="string">
            <text:p>EVEREST24.COM.UA</text:p>
          </table:table-cell>
          <table:table-cell office:value-type="float" office:value="-19500" calcext:value-type="float">
            <text:p>-19500</text:p>
          </table:table-cell>
          <table:table-cell table:formula="of:=IF([.C180]&lt;0;&quot;K&quot;;&quot;D&quot;)" office:value-type="string" office:string-value="K" calcext:value-type="string">
            <text:p>K</text:p>
          </table:table-cell>
          <table:table-cell table:formula="of:=MONTH([.A180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16" calcext:value-type="date">
            <text:p>16.06.20</text:p>
          </table:table-cell>
          <table:table-cell office:value-type="string" calcext:value-type="string">
            <text:p>LIQPAY*Qnet</text:p>
          </table:table-cell>
          <table:table-cell office:value-type="float" office:value="-15450" calcext:value-type="float">
            <text:p>-15450</text:p>
          </table:table-cell>
          <table:table-cell table:formula="of:=IF([.C181]&lt;0;&quot;K&quot;;&quot;D&quot;)" office:value-type="string" office:string-value="K" calcext:value-type="string">
            <text:p>K</text:p>
          </table:table-cell>
          <table:table-cell table:formula="of:=MONTH([.A181])" office:value-type="float" office:value="6" calcext:value-type="float">
            <text:p>6</text:p>
          </table:table-cell>
        </table:table-row>
        <table:table-row table:style-name="ro2">
          <table:table-cell office:value-type="date" office:date-value="2020-06-17" calcext:value-type="date">
            <text:p>17.06.20</text:p>
          </table:table-cell>
          <table:table-cell office:value-type="string" calcext:value-type="string">
            <text:p>Киевстар</text:p>
            <text:p>+380975073174</text:p>
          </table:table-cell>
          <table:table-cell office:value-type="float" office:value="-10000" calcext:value-type="float">
            <text:p>-10000</text:p>
          </table:table-cell>
          <table:table-cell table:formula="of:=IF([.C182]&lt;0;&quot;K&quot;;&quot;D&quot;)" office:value-type="string" office:string-value="K" calcext:value-type="string">
            <text:p>K</text:p>
          </table:table-cell>
          <table:table-cell table:formula="of:=MONTH([.A182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17" calcext:value-type="date">
            <text:p>17.06.20</text:p>
          </table:table-cell>
          <table:table-cell office:value-type="string" calcext:value-type="string">
            <text:p>Гранд</text:p>
          </table:table-cell>
          <table:table-cell office:value-type="float" office:value="-8440" calcext:value-type="float">
            <text:p>-8440</text:p>
          </table:table-cell>
          <table:table-cell table:formula="of:=IF([.C183]&lt;0;&quot;K&quot;;&quot;D&quot;)" office:value-type="string" office:string-value="K" calcext:value-type="string">
            <text:p>K</text:p>
          </table:table-cell>
          <table:table-cell table:formula="of:=MONTH([.A183])" office:value-type="float" office:value="6" calcext:value-type="float">
            <text:p>6</text:p>
          </table:table-cell>
        </table:table-row>
        <table:table-row table:style-name="ro2">
          <table:table-cell office:value-type="date" office:date-value="2020-06-18" calcext:value-type="date">
            <text:p>18.06.20</text:p>
          </table:table-cell>
          <table:table-cell office:value-type="string" calcext:value-type="string">
            <text:p>Киевстар</text:p>
            <text:p>+380672944583</text:p>
          </table:table-cell>
          <table:table-cell office:value-type="float" office:value="-16000" calcext:value-type="float">
            <text:p>-16000</text:p>
          </table:table-cell>
          <table:table-cell table:formula="of:=IF([.C184]&lt;0;&quot;K&quot;;&quot;D&quot;)" office:value-type="string" office:string-value="K" calcext:value-type="string">
            <text:p>K</text:p>
          </table:table-cell>
          <table:table-cell table:formula="of:=MONTH([.A184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18" calcext:value-type="date">
            <text:p>18.06.20</text:p>
          </table:table-cell>
          <table:table-cell office:value-type="string" calcext:value-type="string">
            <text:p>Гранд</text:p>
          </table:table-cell>
          <table:table-cell office:value-type="float" office:value="-9100" calcext:value-type="float">
            <text:p>-9100</text:p>
          </table:table-cell>
          <table:table-cell table:formula="of:=IF([.C185]&lt;0;&quot;K&quot;;&quot;D&quot;)" office:value-type="string" office:string-value="K" calcext:value-type="string">
            <text:p>K</text:p>
          </table:table-cell>
          <table:table-cell table:formula="of:=MONTH([.A185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18" calcext:value-type="date">
            <text:p>18.06.20</text:p>
          </table:table-cell>
          <table:table-cell office:value-type="string" calcext:value-type="string">
            <text:p>Grand Pizza And Cake</text:p>
          </table:table-cell>
          <table:table-cell office:value-type="float" office:value="-21794" calcext:value-type="float">
            <text:p>-21794</text:p>
          </table:table-cell>
          <table:table-cell table:formula="of:=IF([.C186]&lt;0;&quot;K&quot;;&quot;D&quot;)" office:value-type="string" office:string-value="K" calcext:value-type="string">
            <text:p>K</text:p>
          </table:table-cell>
          <table:table-cell table:formula="of:=MONTH([.A186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19" calcext:value-type="date">
            <text:p>19.06.20</text:p>
          </table:table-cell>
          <table:table-cell office:value-type="string" calcext:value-type="string">
            <text:p>АТБ</text:p>
          </table:table-cell>
          <table:table-cell office:value-type="float" office:value="-22200" calcext:value-type="float">
            <text:p>-22200</text:p>
          </table:table-cell>
          <table:table-cell table:formula="of:=IF([.C187]&lt;0;&quot;K&quot;;&quot;D&quot;)" office:value-type="string" office:string-value="K" calcext:value-type="string">
            <text:p>K</text:p>
          </table:table-cell>
          <table:table-cell table:formula="of:=MONTH([.A187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19" calcext:value-type="date">
            <text:p>19.06.20</text:p>
          </table:table-cell>
          <table:table-cell office:value-type="string" calcext:value-type="string">
            <text:p>McDonalds</text:p>
          </table:table-cell>
          <table:table-cell office:value-type="float" office:value="-17800" calcext:value-type="float">
            <text:p>-17800</text:p>
          </table:table-cell>
          <table:table-cell table:formula="of:=IF([.C188]&lt;0;&quot;K&quot;;&quot;D&quot;)" office:value-type="string" office:string-value="K" calcext:value-type="string">
            <text:p>K</text:p>
          </table:table-cell>
          <table:table-cell table:formula="of:=MONTH([.A188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19" calcext:value-type="date">
            <text:p>19.06.20</text:p>
          </table:table-cell>
          <table:table-cell office:value-type="string" calcext:value-type="string">
            <text:p>METRO</text:p>
          </table:table-cell>
          <table:table-cell office:value-type="float" office:value="-34381" calcext:value-type="float">
            <text:p>-34381</text:p>
          </table:table-cell>
          <table:table-cell table:formula="of:=IF([.C189]&lt;0;&quot;K&quot;;&quot;D&quot;)" office:value-type="string" office:string-value="K" calcext:value-type="string">
            <text:p>K</text:p>
          </table:table-cell>
          <table:table-cell table:formula="of:=MONTH([.A189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19" calcext:value-type="date">
            <text:p>19.06.20</text:p>
          </table:table-cell>
          <table:table-cell office:value-type="string" calcext:value-type="string">
            <text:p>Сільпо</text:p>
          </table:table-cell>
          <table:table-cell office:value-type="float" office:value="-24124" calcext:value-type="float">
            <text:p>-24124</text:p>
          </table:table-cell>
          <table:table-cell table:formula="of:=IF([.C190]&lt;0;&quot;K&quot;;&quot;D&quot;)" office:value-type="string" office:string-value="K" calcext:value-type="string">
            <text:p>K</text:p>
          </table:table-cell>
          <table:table-cell table:formula="of:=MONTH([.A190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20" calcext:value-type="date">
            <text:p>20.06.20</text:p>
          </table:table-cell>
          <table:table-cell office:value-type="string" calcext:value-type="string">
            <text:p>ГРОШ</text:p>
          </table:table-cell>
          <table:table-cell office:value-type="float" office:value="-11976" calcext:value-type="float">
            <text:p>-11976</text:p>
          </table:table-cell>
          <table:table-cell table:formula="of:=IF([.C191]&lt;0;&quot;K&quot;;&quot;D&quot;)" office:value-type="string" office:string-value="K" calcext:value-type="string">
            <text:p>K</text:p>
          </table:table-cell>
          <table:table-cell table:formula="of:=MONTH([.A191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20" calcext:value-type="date">
            <text:p>20.06.20</text:p>
          </table:table-cell>
          <table:table-cell office:value-type="string" calcext:value-type="string">
            <text:p>METRO</text:p>
          </table:table-cell>
          <table:table-cell office:value-type="float" office:value="-42735" calcext:value-type="float">
            <text:p>-42735</text:p>
          </table:table-cell>
          <table:table-cell table:formula="of:=IF([.C192]&lt;0;&quot;K&quot;;&quot;D&quot;)" office:value-type="string" office:string-value="K" calcext:value-type="string">
            <text:p>K</text:p>
          </table:table-cell>
          <table:table-cell table:formula="of:=MONTH([.A192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21" calcext:value-type="date">
            <text:p>21.06.20</text:p>
          </table:table-cell>
          <table:table-cell office:value-type="string" calcext:value-type="string">
            <text:p>Megasantehnika</text:p>
          </table:table-cell>
          <table:table-cell office:value-type="float" office:value="-40000" calcext:value-type="float">
            <text:p>-40000</text:p>
          </table:table-cell>
          <table:table-cell table:formula="of:=IF([.C193]&lt;0;&quot;K&quot;;&quot;D&quot;)" office:value-type="string" office:string-value="K" calcext:value-type="string">
            <text:p>K</text:p>
          </table:table-cell>
          <table:table-cell table:formula="of:=MONTH([.A193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22" calcext:value-type="date">
            <text:p>22.06.20</text:p>
          </table:table-cell>
          <table:table-cell office:value-type="string" calcext:value-type="string">
            <text:p>Гранд</text:p>
          </table:table-cell>
          <table:table-cell office:value-type="float" office:value="-4550" calcext:value-type="float">
            <text:p>-4550</text:p>
          </table:table-cell>
          <table:table-cell table:formula="of:=IF([.C194]&lt;0;&quot;K&quot;;&quot;D&quot;)" office:value-type="string" office:string-value="K" calcext:value-type="string">
            <text:p>K</text:p>
          </table:table-cell>
          <table:table-cell table:formula="of:=MONTH([.A194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22" calcext:value-type="date">
            <text:p>22.06.20</text:p>
          </table:table-cell>
          <table:table-cell office:value-type="string" calcext:value-type="string">
            <text:p>Grand Pizza And Cake</text:p>
          </table:table-cell>
          <table:table-cell office:value-type="float" office:value="-38984" calcext:value-type="float">
            <text:p>-38984</text:p>
          </table:table-cell>
          <table:table-cell table:formula="of:=IF([.C195]&lt;0;&quot;K&quot;;&quot;D&quot;)" office:value-type="string" office:string-value="K" calcext:value-type="string">
            <text:p>K</text:p>
          </table:table-cell>
          <table:table-cell table:formula="of:=MONTH([.A195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23" calcext:value-type="date">
            <text:p>23.06.20</text:p>
          </table:table-cell>
          <table:table-cell office:value-type="string" calcext:value-type="string">
            <text:p>Корона</text:p>
          </table:table-cell>
          <table:table-cell office:value-type="float" office:value="-6049" calcext:value-type="float">
            <text:p>-6049</text:p>
          </table:table-cell>
          <table:table-cell table:formula="of:=IF([.C196]&lt;0;&quot;K&quot;;&quot;D&quot;)" office:value-type="string" office:string-value="K" calcext:value-type="string">
            <text:p>K</text:p>
          </table:table-cell>
          <table:table-cell table:formula="of:=MONTH([.A196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24" calcext:value-type="date">
            <text:p>24.06.20</text:p>
          </table:table-cell>
          <table:table-cell office:value-type="string" calcext:value-type="string">
            <text:p>Гранд</text:p>
          </table:table-cell>
          <table:table-cell office:value-type="float" office:value="-4550" calcext:value-type="float">
            <text:p>-4550</text:p>
          </table:table-cell>
          <table:table-cell table:formula="of:=IF([.C197]&lt;0;&quot;K&quot;;&quot;D&quot;)" office:value-type="string" office:string-value="K" calcext:value-type="string">
            <text:p>K</text:p>
          </table:table-cell>
          <table:table-cell table:formula="of:=MONTH([.A197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24" calcext:value-type="date">
            <text:p>24.06.20</text:p>
          </table:table-cell>
          <table:table-cell office:value-type="string" calcext:value-type="string">
            <text:p>Grand Pizza And Cake</text:p>
          </table:table-cell>
          <table:table-cell office:value-type="float" office:value="-2970" calcext:value-type="float">
            <text:p>-2970</text:p>
          </table:table-cell>
          <table:table-cell table:formula="of:=IF([.C198]&lt;0;&quot;K&quot;;&quot;D&quot;)" office:value-type="string" office:string-value="K" calcext:value-type="string">
            <text:p>K</text:p>
          </table:table-cell>
          <table:table-cell table:formula="of:=MONTH([.A198])" office:value-type="float" office:value="6" calcext:value-type="float">
            <text:p>6</text:p>
          </table:table-cell>
        </table:table-row>
        <table:table-row table:style-name="ro2">
          <table:table-cell office:value-type="date" office:date-value="2020-06-25" calcext:value-type="date">
            <text:p>25.06.20</text:p>
          </table:table-cell>
          <table:table-cell office:value-type="string" calcext:value-type="string">
            <text:p>Киевстар</text:p>
            <text:p>+380982735967</text:p>
          </table:table-cell>
          <table:table-cell office:value-type="float" office:value="-10000" calcext:value-type="float">
            <text:p>-10000</text:p>
          </table:table-cell>
          <table:table-cell table:formula="of:=IF([.C199]&lt;0;&quot;K&quot;;&quot;D&quot;)" office:value-type="string" office:string-value="K" calcext:value-type="string">
            <text:p>K</text:p>
          </table:table-cell>
          <table:table-cell table:formula="of:=MONTH([.A199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25" calcext:value-type="date">
            <text:p>25.06.20</text:p>
          </table:table-cell>
          <table:table-cell office:value-type="string" calcext:value-type="string">
            <text:p>Apteka50PHarmavin</text:p>
          </table:table-cell>
          <table:table-cell office:value-type="float" office:value="-4986" calcext:value-type="float">
            <text:p>-4986</text:p>
          </table:table-cell>
          <table:table-cell table:formula="of:=IF([.C200]&lt;0;&quot;K&quot;;&quot;D&quot;)" office:value-type="string" office:string-value="K" calcext:value-type="string">
            <text:p>K</text:p>
          </table:table-cell>
          <table:table-cell table:formula="of:=MONTH([.A200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25" calcext:value-type="date">
            <text:p>25.06.20</text:p>
          </table:table-cell>
          <table:table-cell office:value-type="string" calcext:value-type="string">
            <text:p>MAGAZYN 1163</text:p>
          </table:table-cell>
          <table:table-cell office:value-type="float" office:value="-10770" calcext:value-type="float">
            <text:p>-10770</text:p>
          </table:table-cell>
          <table:table-cell table:formula="of:=IF([.C201]&lt;0;&quot;K&quot;;&quot;D&quot;)" office:value-type="string" office:string-value="K" calcext:value-type="string">
            <text:p>K</text:p>
          </table:table-cell>
          <table:table-cell table:formula="of:=MONTH([.A201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25" calcext:value-type="date">
            <text:p>25.06.20</text:p>
          </table:table-cell>
          <table:table-cell office:value-type="string" calcext:value-type="string">
            <text:p>WOG</text:p>
          </table:table-cell>
          <table:table-cell office:value-type="float" office:value="-76470" calcext:value-type="float">
            <text:p>-76470</text:p>
          </table:table-cell>
          <table:table-cell table:formula="of:=IF([.C202]&lt;0;&quot;K&quot;;&quot;D&quot;)" office:value-type="string" office:string-value="K" calcext:value-type="string">
            <text:p>K</text:p>
          </table:table-cell>
          <table:table-cell table:formula="of:=MONTH([.A202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26" calcext:value-type="date">
            <text:p>26.06.20</text:p>
          </table:table-cell>
          <table:table-cell office:value-type="string" calcext:value-type="string">
            <text:p>Сільпо</text:p>
          </table:table-cell>
          <table:table-cell office:value-type="float" office:value="-9345" calcext:value-type="float">
            <text:p>-9345</text:p>
          </table:table-cell>
          <table:table-cell table:formula="of:=IF([.C203]&lt;0;&quot;K&quot;;&quot;D&quot;)" office:value-type="string" office:string-value="K" calcext:value-type="string">
            <text:p>K</text:p>
          </table:table-cell>
          <table:table-cell table:formula="of:=MONTH([.A203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26" calcext:value-type="date">
            <text:p>26.06.20</text:p>
          </table:table-cell>
          <table:table-cell office:value-type="string" calcext:value-type="string">
            <text:p>АТБ</text:p>
          </table:table-cell>
          <table:table-cell office:value-type="float" office:value="-14590" calcext:value-type="float">
            <text:p>-14590</text:p>
          </table:table-cell>
          <table:table-cell table:formula="of:=IF([.C204]&lt;0;&quot;K&quot;;&quot;D&quot;)" office:value-type="string" office:string-value="K" calcext:value-type="string">
            <text:p>K</text:p>
          </table:table-cell>
          <table:table-cell table:formula="of:=MONTH([.A204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26" calcext:value-type="date">
            <text:p>26.06.20</text:p>
          </table:table-cell>
          <table:table-cell office:value-type="string" calcext:value-type="string">
            <text:p>Grand Pizza And Cake</text:p>
          </table:table-cell>
          <table:table-cell office:value-type="float" office:value="-6153" calcext:value-type="float">
            <text:p>-6153</text:p>
          </table:table-cell>
          <table:table-cell table:formula="of:=IF([.C205]&lt;0;&quot;K&quot;;&quot;D&quot;)" office:value-type="string" office:string-value="K" calcext:value-type="string">
            <text:p>K</text:p>
          </table:table-cell>
          <table:table-cell table:formula="of:=MONTH([.A205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26" calcext:value-type="date">
            <text:p>26.06.20</text:p>
          </table:table-cell>
          <table:table-cell office:value-type="string" calcext:value-type="string">
            <text:p>Grand Pizza And Cake</text:p>
          </table:table-cell>
          <table:table-cell office:value-type="float" office:value="-1400" calcext:value-type="float">
            <text:p>-1400</text:p>
          </table:table-cell>
          <table:table-cell table:formula="of:=IF([.C206]&lt;0;&quot;K&quot;;&quot;D&quot;)" office:value-type="string" office:string-value="K" calcext:value-type="string">
            <text:p>K</text:p>
          </table:table-cell>
          <table:table-cell table:formula="of:=MONTH([.A206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27" calcext:value-type="date">
            <text:p>27.06.20</text:p>
          </table:table-cell>
          <table:table-cell office:value-type="string" calcext:value-type="string">
            <text:p>METRO</text:p>
          </table:table-cell>
          <table:table-cell office:value-type="float" office:value="-40926" calcext:value-type="float">
            <text:p>-40926</text:p>
          </table:table-cell>
          <table:table-cell table:formula="of:=IF([.C207]&lt;0;&quot;K&quot;;&quot;D&quot;)" office:value-type="string" office:string-value="K" calcext:value-type="string">
            <text:p>K</text:p>
          </table:table-cell>
          <table:table-cell table:formula="of:=MONTH([.A207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27" calcext:value-type="date">
            <text:p>27.06.20</text:p>
          </table:table-cell>
          <table:table-cell office:value-type="string" calcext:value-type="string">
            <text:p>Табакерка</text:p>
          </table:table-cell>
          <table:table-cell office:value-type="float" office:value="-9100" calcext:value-type="float">
            <text:p>-9100</text:p>
          </table:table-cell>
          <table:table-cell table:formula="of:=IF([.C208]&lt;0;&quot;K&quot;;&quot;D&quot;)" office:value-type="string" office:string-value="K" calcext:value-type="string">
            <text:p>K</text:p>
          </table:table-cell>
          <table:table-cell table:formula="of:=MONTH([.A208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28" calcext:value-type="date">
            <text:p>28.06.20</text:p>
          </table:table-cell>
          <table:table-cell office:value-type="string" calcext:value-type="string">
            <text:p>Fantan</text:p>
          </table:table-cell>
          <table:table-cell office:value-type="float" office:value="-214500" calcext:value-type="float">
            <text:p>-214500</text:p>
          </table:table-cell>
          <table:table-cell table:formula="of:=IF([.C209]&lt;0;&quot;K&quot;;&quot;D&quot;)" office:value-type="string" office:string-value="K" calcext:value-type="string">
            <text:p>K</text:p>
          </table:table-cell>
          <table:table-cell table:formula="of:=MONTH([.A209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28" calcext:value-type="date">
            <text:p>28.06.20</text:p>
          </table:table-cell>
          <table:table-cell office:value-type="string" calcext:value-type="string">
            <text:p>АТБ</text:p>
          </table:table-cell>
          <table:table-cell office:value-type="float" office:value="-6610" calcext:value-type="float">
            <text:p>-6610</text:p>
          </table:table-cell>
          <table:table-cell table:formula="of:=IF([.C210]&lt;0;&quot;K&quot;;&quot;D&quot;)" office:value-type="string" office:string-value="K" calcext:value-type="string">
            <text:p>K</text:p>
          </table:table-cell>
          <table:table-cell table:formula="of:=MONTH([.A210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29" calcext:value-type="date">
            <text:p>29.06.20</text:p>
          </table:table-cell>
          <table:table-cell office:value-type="string" calcext:value-type="string">
            <text:p>ГРОШ</text:p>
          </table:table-cell>
          <table:table-cell office:value-type="float" office:value="-47659" calcext:value-type="float">
            <text:p>-47659</text:p>
          </table:table-cell>
          <table:table-cell table:formula="of:=IF([.C211]&lt;0;&quot;K&quot;;&quot;D&quot;)" office:value-type="string" office:string-value="K" calcext:value-type="string">
            <text:p>K</text:p>
          </table:table-cell>
          <table:table-cell table:formula="of:=MONTH([.A211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29" calcext:value-type="date">
            <text:p>29.06.20</text:p>
          </table:table-cell>
          <table:table-cell office:value-type="string" calcext:value-type="string">
            <text:p>Гранд</text:p>
          </table:table-cell>
          <table:table-cell office:value-type="float" office:value="-4901" calcext:value-type="float">
            <text:p>-4901</text:p>
          </table:table-cell>
          <table:table-cell table:formula="of:=IF([.C212]&lt;0;&quot;K&quot;;&quot;D&quot;)" office:value-type="string" office:string-value="K" calcext:value-type="string">
            <text:p>K</text:p>
          </table:table-cell>
          <table:table-cell table:formula="of:=MONTH([.A212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29" calcext:value-type="date">
            <text:p>29.06.20</text:p>
          </table:table-cell>
          <table:table-cell office:value-type="string" calcext:value-type="string">
            <text:p>АТБ</text:p>
          </table:table-cell>
          <table:table-cell office:value-type="float" office:value="-43140" calcext:value-type="float">
            <text:p>-43140</text:p>
          </table:table-cell>
          <table:table-cell table:formula="of:=IF([.C213]&lt;0;&quot;K&quot;;&quot;D&quot;)" office:value-type="string" office:string-value="K" calcext:value-type="string">
            <text:p>K</text:p>
          </table:table-cell>
          <table:table-cell table:formula="of:=MONTH([.A213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30" calcext:value-type="date">
            <text:p>30.06.20</text:p>
          </table:table-cell>
          <table:table-cell office:value-type="string" calcext:value-type="string">
            <text:p>Лінда-Фарм</text:p>
          </table:table-cell>
          <table:table-cell office:value-type="float" office:value="-3300" calcext:value-type="float">
            <text:p>-3300</text:p>
          </table:table-cell>
          <table:table-cell table:formula="of:=IF([.C214]&lt;0;&quot;K&quot;;&quot;D&quot;)" office:value-type="string" office:string-value="K" calcext:value-type="string">
            <text:p>K</text:p>
          </table:table-cell>
          <table:table-cell table:formula="of:=MONTH([.A214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6-30" calcext:value-type="date">
            <text:p>30.06.20</text:p>
          </table:table-cell>
          <table:table-cell office:value-type="string" calcext:value-type="string">
            <text:p>Корона</text:p>
          </table:table-cell>
          <table:table-cell office:value-type="float" office:value="-10987" calcext:value-type="float">
            <text:p>-10987</text:p>
          </table:table-cell>
          <table:table-cell table:formula="of:=IF([.C215]&lt;0;&quot;K&quot;;&quot;D&quot;)" office:value-type="string" office:string-value="K" calcext:value-type="string">
            <text:p>K</text:p>
          </table:table-cell>
          <table:table-cell table:formula="of:=MONTH([.A215])" office:value-type="float" office:value="6" calcext:value-type="float">
            <text:p>6</text:p>
          </table:table-cell>
        </table:table-row>
        <table:table-row table:style-name="ro1">
          <table:table-cell table:number-columns-repeated="5"/>
        </table:table-row>
      </table:table>
      <table:table table:name="Сводная таблица_Лист1_2_1" table:style-name="ta1">
        <table:shapes>
          <draw:frame draw:z-index="0" draw:style-name="gr1" draw:text-style-name="P1" svg:width="15.999cm" svg:height="8.999cm" svg:x="15.268cm" svg:y="0.961cm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style-name="ce2" office:value-type="string" calcext:value-type="string">
            <text:p>month</text:p>
          </table:table-cell>
          <table:table-cell table:style-name="ce7" office:value-type="string" calcext:value-type="string">
            <text:p>operation type</text:p>
          </table:table-cell>
          <table:table-cell table:style-name="ce12" office:value-type="string" calcext:value-type="string">
            <text:p>Сумма - amount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K</text:p>
          </table:table-cell>
          <table:table-cell table:style-name="ce13" office:value-type="float" office:value="-1934828" calcext:value-type="float">
            <text:p>-1934828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D</text:p>
          </table:table-cell>
          <table:table-cell table:style-name="ce14" office:value-type="float" office:value="4778465" calcext:value-type="float">
            <text:p>4778465</text:p>
          </table:table-cell>
        </table:table-row>
        <table:table-row table:style-name="ro1">
          <table:table-cell table:style-name="ce5"/>
          <table:table-cell table:style-name="ce10" office:value-type="string" calcext:value-type="string">
            <text:p>K</text:p>
          </table:table-cell>
          <table:table-cell table:style-name="ce15" office:value-type="float" office:value="-386554" calcext:value-type="float">
            <text:p>-386554</text:p>
          </table:table-cell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9" office:value-type="string" calcext:value-type="string">
            <text:p>D</text:p>
          </table:table-cell>
          <table:table-cell table:style-name="ce14" office:value-type="float" office:value="12472" calcext:value-type="float">
            <text:p>12472</text:p>
          </table:table-cell>
        </table:table-row>
        <table:table-row table:style-name="ro1">
          <table:table-cell table:style-name="ce5"/>
          <table:table-cell table:style-name="ce10" office:value-type="string" calcext:value-type="string">
            <text:p>K</text:p>
          </table:table-cell>
          <table:table-cell table:style-name="ce15" office:value-type="float" office:value="-4175765" calcext:value-type="float">
            <text:p>-4175765</text:p>
          </table:table-cell>
        </table:table-row>
        <table:table-row table:style-name="ro1">
          <table:table-cell table:style-name="ce6" office:value-type="string" calcext:value-type="string">
            <text:p>Итог Результат</text:p>
          </table:table-cell>
          <table:table-cell table:style-name="ce11"/>
          <table:table-cell table:style-name="ce16" office:value-type="float" office:value="-1706210" calcext:value-type="float">
            <text:p>-1706210</text:p>
          </table:table-cell>
        </table:table-row>
      </table:table>
      <table:named-expressions/>
      <table:data-pilot-tables>
        <table:data-pilot-table table:name="DataPilot1" table:application-data="" table:target-range-address="'Сводная таблица_Лист1_2_1'.A3:'Сводная таблица_Лист1_2_1'.C9" table:buttons="'Сводная таблица_Лист1_2_1'.A3 'Сводная таблица_Лист1_2_1'.B3" table:show-filter-button="false" table:drill-down-on-double-click="false">
          <table:source-cell-range table:cell-range-address="Лист1_2.A1:Лист1_2.E215"/>
          <table:data-pilot-field table:source-field-name="month" table:orientation="row" table:used-hierarchy="0" table:function="auto">
            <table:data-pilot-level table:show-empty="false" calcext:repeat-item-labels="false">
              <table:data-pilot-members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operation type" table:orientation="row" table:used-hierarchy="0" table:function="auto">
            <table:data-pilot-level table:show-empty="false" calcext:repeat-item-labels="false">
              <table:data-pilot-members>
                <table:data-pilot-member table:name="D" table:display="true" table:show-details="true"/>
                <table:data-pilot-member table:name="K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mount" table:orientation="data" table:used-hierarchy="0" table:function="sum">
            <table:data-pilot-level table:show-empty="false" calcext:repeat-item-labels="false">
              <table:data-pilot-members>
                <table:data-pilot-member table:name="-1000000" table:display="true" table:show-details="true"/>
                <table:data-pilot-member table:name="-410000" table:display="true" table:show-details="true"/>
                <table:data-pilot-member table:name="-214500" table:display="true" table:show-details="true"/>
                <table:data-pilot-member table:name="-128790" table:display="true" table:show-details="true"/>
                <table:data-pilot-member table:name="-107652" table:display="true" table:show-details="true"/>
                <table:data-pilot-member table:name="-99855" table:display="true" table:show-details="true"/>
                <table:data-pilot-member table:name="-96215" table:display="true" table:show-details="true"/>
                <table:data-pilot-member table:name="-92015" table:display="true" table:show-details="true"/>
                <table:data-pilot-member table:name="-87000" table:display="true" table:show-details="true"/>
                <table:data-pilot-member table:name="-84670" table:display="true" table:show-details="true"/>
                <table:data-pilot-member table:name="-80970" table:display="true" table:show-details="true"/>
                <table:data-pilot-member table:name="-80470" table:display="true" table:show-details="true"/>
                <table:data-pilot-member table:name="-76470" table:display="true" table:show-details="true"/>
                <table:data-pilot-member table:name="-74325" table:display="true" table:show-details="true"/>
                <table:data-pilot-member table:name="-70532" table:display="true" table:show-details="true"/>
                <table:data-pilot-member table:name="-66094" table:display="true" table:show-details="true"/>
                <table:data-pilot-member table:name="-64975" table:display="true" table:show-details="true"/>
                <table:data-pilot-member table:name="-64373" table:display="true" table:show-details="true"/>
                <table:data-pilot-member table:name="-63950" table:display="true" table:show-details="true"/>
                <table:data-pilot-member table:name="-47659" table:display="true" table:show-details="true"/>
                <table:data-pilot-member table:name="-44429" table:display="true" table:show-details="true"/>
                <table:data-pilot-member table:name="-43140" table:display="true" table:show-details="true"/>
                <table:data-pilot-member table:name="-42735" table:display="true" table:show-details="true"/>
                <table:data-pilot-member table:name="-42020" table:display="true" table:show-details="true"/>
                <table:data-pilot-member table:name="-41809" table:display="true" table:show-details="true"/>
                <table:data-pilot-member table:name="-41094" table:display="true" table:show-details="true"/>
                <table:data-pilot-member table:name="-40926" table:display="true" table:show-details="true"/>
                <table:data-pilot-member table:name="-40000" table:display="true" table:show-details="true"/>
                <table:data-pilot-member table:name="-39735" table:display="true" table:show-details="true"/>
                <table:data-pilot-member table:name="-38984" table:display="true" table:show-details="true"/>
                <table:data-pilot-member table:name="-35800" table:display="true" table:show-details="true"/>
                <table:data-pilot-member table:name="-34381" table:display="true" table:show-details="true"/>
                <table:data-pilot-member table:name="-33472" table:display="true" table:show-details="true"/>
                <table:data-pilot-member table:name="-32370" table:display="true" table:show-details="true"/>
                <table:data-pilot-member table:name="-31420" table:display="true" table:show-details="true"/>
                <table:data-pilot-member table:name="-29950" table:display="true" table:show-details="true"/>
                <table:data-pilot-member table:name="-28863" table:display="true" table:show-details="true"/>
                <table:data-pilot-member table:name="-28861" table:display="true" table:show-details="true"/>
                <table:data-pilot-member table:name="-28326" table:display="true" table:show-details="true"/>
                <table:data-pilot-member table:name="-27000" table:display="true" table:show-details="true"/>
                <table:data-pilot-member table:name="-26700" table:display="true" table:show-details="true"/>
                <table:data-pilot-member table:name="-25420" table:display="true" table:show-details="true"/>
                <table:data-pilot-member table:name="-25291" table:display="true" table:show-details="true"/>
                <table:data-pilot-member table:name="-24610" table:display="true" table:show-details="true"/>
                <table:data-pilot-member table:name="-24376" table:display="true" table:show-details="true"/>
                <table:data-pilot-member table:name="-24124" table:display="true" table:show-details="true"/>
                <table:data-pilot-member table:name="-23560" table:display="true" table:show-details="true"/>
                <table:data-pilot-member table:name="-23052" table:display="true" table:show-details="true"/>
                <table:data-pilot-member table:name="-23024" table:display="true" table:show-details="true"/>
                <table:data-pilot-member table:name="-23021" table:display="true" table:show-details="true"/>
                <table:data-pilot-member table:name="-22200" table:display="true" table:show-details="true"/>
                <table:data-pilot-member table:name="-21970" table:display="true" table:show-details="true"/>
                <table:data-pilot-member table:name="-21794" table:display="true" table:show-details="true"/>
                <table:data-pilot-member table:name="-21627" table:display="true" table:show-details="true"/>
                <table:data-pilot-member table:name="-21082" table:display="true" table:show-details="true"/>
                <table:data-pilot-member table:name="-20905" table:display="true" table:show-details="true"/>
                <table:data-pilot-member table:name="-20270" table:display="true" table:show-details="true"/>
                <table:data-pilot-member table:name="-20225" table:display="true" table:show-details="true"/>
                <table:data-pilot-member table:name="-20142" table:display="true" table:show-details="true"/>
                <table:data-pilot-member table:name="-19500" table:display="true" table:show-details="true"/>
                <table:data-pilot-member table:name="-18752" table:display="true" table:show-details="true"/>
                <table:data-pilot-member table:name="-18348" table:display="true" table:show-details="true"/>
                <table:data-pilot-member table:name="-18015" table:display="true" table:show-details="true"/>
                <table:data-pilot-member table:name="-17800" table:display="true" table:show-details="true"/>
                <table:data-pilot-member table:name="-17248" table:display="true" table:show-details="true"/>
                <table:data-pilot-member table:name="-16963" table:display="true" table:show-details="true"/>
                <table:data-pilot-member table:name="-16000" table:display="true" table:show-details="true"/>
                <table:data-pilot-member table:name="-15450" table:display="true" table:show-details="true"/>
                <table:data-pilot-member table:name="-15425" table:display="true" table:show-details="true"/>
                <table:data-pilot-member table:name="-15345" table:display="true" table:show-details="true"/>
                <table:data-pilot-member table:name="-15000" table:display="true" table:show-details="true"/>
                <table:data-pilot-member table:name="-14979" table:display="true" table:show-details="true"/>
                <table:data-pilot-member table:name="-14590" table:display="true" table:show-details="true"/>
                <table:data-pilot-member table:name="-14280" table:display="true" table:show-details="true"/>
                <table:data-pilot-member table:name="-14270" table:display="true" table:show-details="true"/>
                <table:data-pilot-member table:name="-13700" table:display="true" table:show-details="true"/>
                <table:data-pilot-member table:name="-13522" table:display="true" table:show-details="true"/>
                <table:data-pilot-member table:name="-13151" table:display="true" table:show-details="true"/>
                <table:data-pilot-member table:name="-13100" table:display="true" table:show-details="true"/>
                <table:data-pilot-member table:name="-12996" table:display="true" table:show-details="true"/>
                <table:data-pilot-member table:name="-12795" table:display="true" table:show-details="true"/>
                <table:data-pilot-member table:name="-12600" table:display="true" table:show-details="true"/>
                <table:data-pilot-member table:name="-12462" table:display="true" table:show-details="true"/>
                <table:data-pilot-member table:name="-12036" table:display="true" table:show-details="true"/>
                <table:data-pilot-member table:name="-12000" table:display="true" table:show-details="true"/>
                <table:data-pilot-member table:name="-11981" table:display="true" table:show-details="true"/>
                <table:data-pilot-member table:name="-11976" table:display="true" table:show-details="true"/>
                <table:data-pilot-member table:name="-11284" table:display="true" table:show-details="true"/>
                <table:data-pilot-member table:name="-11211" table:display="true" table:show-details="true"/>
                <table:data-pilot-member table:name="-10987" table:display="true" table:show-details="true"/>
                <table:data-pilot-member table:name="-10770" table:display="true" table:show-details="true"/>
                <table:data-pilot-member table:name="-10607" table:display="true" table:show-details="true"/>
                <table:data-pilot-member table:name="-10492" table:display="true" table:show-details="true"/>
                <table:data-pilot-member table:name="-10300" table:display="true" table:show-details="true"/>
                <table:data-pilot-member table:name="-10197" table:display="true" table:show-details="true"/>
                <table:data-pilot-member table:name="-10103" table:display="true" table:show-details="true"/>
                <table:data-pilot-member table:name="-10000" table:display="true" table:show-details="true"/>
                <table:data-pilot-member table:name="-9780" table:display="true" table:show-details="true"/>
                <table:data-pilot-member table:name="-9650" table:display="true" table:show-details="true"/>
                <table:data-pilot-member table:name="-9633" table:display="true" table:show-details="true"/>
                <table:data-pilot-member table:name="-9450" table:display="true" table:show-details="true"/>
                <table:data-pilot-member table:name="-9350" table:display="true" table:show-details="true"/>
                <table:data-pilot-member table:name="-9345" table:display="true" table:show-details="true"/>
                <table:data-pilot-member table:name="-9300" table:display="true" table:show-details="true"/>
                <table:data-pilot-member table:name="-9140" table:display="true" table:show-details="true"/>
                <table:data-pilot-member table:name="-9100" table:display="true" table:show-details="true"/>
                <table:data-pilot-member table:name="-9000" table:display="true" table:show-details="true"/>
                <table:data-pilot-member table:name="-8900" table:display="true" table:show-details="true"/>
                <table:data-pilot-member table:name="-8830" table:display="true" table:show-details="true"/>
                <table:data-pilot-member table:name="-8574" table:display="true" table:show-details="true"/>
                <table:data-pilot-member table:name="-8440" table:display="true" table:show-details="true"/>
                <table:data-pilot-member table:name="-8360" table:display="true" table:show-details="true"/>
                <table:data-pilot-member table:name="-8200" table:display="true" table:show-details="true"/>
                <table:data-pilot-member table:name="-8120" table:display="true" table:show-details="true"/>
                <table:data-pilot-member table:name="-8100" table:display="true" table:show-details="true"/>
                <table:data-pilot-member table:name="-8000" table:display="true" table:show-details="true"/>
                <table:data-pilot-member table:name="-7985" table:display="true" table:show-details="true"/>
                <table:data-pilot-member table:name="-7803" table:display="true" table:show-details="true"/>
                <table:data-pilot-member table:name="-7590" table:display="true" table:show-details="true"/>
                <table:data-pilot-member table:name="-7494" table:display="true" table:show-details="true"/>
                <table:data-pilot-member table:name="-7370" table:display="true" table:show-details="true"/>
                <table:data-pilot-member table:name="-7076" table:display="true" table:show-details="true"/>
                <table:data-pilot-member table:name="-7040" table:display="true" table:show-details="true"/>
                <table:data-pilot-member table:name="-6800" table:display="true" table:show-details="true"/>
                <table:data-pilot-member table:name="-6700" table:display="true" table:show-details="true"/>
                <table:data-pilot-member table:name="-6694" table:display="true" table:show-details="true"/>
                <table:data-pilot-member table:name="-6610" table:display="true" table:show-details="true"/>
                <table:data-pilot-member table:name="-6600" table:display="true" table:show-details="true"/>
                <table:data-pilot-member table:name="-6153" table:display="true" table:show-details="true"/>
                <table:data-pilot-member table:name="-6049" table:display="true" table:show-details="true"/>
                <table:data-pilot-member table:name="-6000" table:display="true" table:show-details="true"/>
                <table:data-pilot-member table:name="-5940" table:display="true" table:show-details="true"/>
                <table:data-pilot-member table:name="-5905" table:display="true" table:show-details="true"/>
                <table:data-pilot-member table:name="-5300" table:display="true" table:show-details="true"/>
                <table:data-pilot-member table:name="-5250" table:display="true" table:show-details="true"/>
                <table:data-pilot-member table:name="-5000" table:display="true" table:show-details="true"/>
                <table:data-pilot-member table:name="-4986" table:display="true" table:show-details="true"/>
                <table:data-pilot-member table:name="-4901" table:display="true" table:show-details="true"/>
                <table:data-pilot-member table:name="-4870" table:display="true" table:show-details="true"/>
                <table:data-pilot-member table:name="-4740" table:display="true" table:show-details="true"/>
                <table:data-pilot-member table:name="-4550" table:display="true" table:show-details="true"/>
                <table:data-pilot-member table:name="-4470" table:display="true" table:show-details="true"/>
                <table:data-pilot-member table:name="-4450" table:display="true" table:show-details="true"/>
                <table:data-pilot-member table:name="-4200" table:display="true" table:show-details="true"/>
                <table:data-pilot-member table:name="-4070" table:display="true" table:show-details="true"/>
                <table:data-pilot-member table:name="-4000" table:display="true" table:show-details="true"/>
                <table:data-pilot-member table:name="-3940" table:display="true" table:show-details="true"/>
                <table:data-pilot-member table:name="-3800" table:display="true" table:show-details="true"/>
                <table:data-pilot-member table:name="-3770" table:display="true" table:show-details="true"/>
                <table:data-pilot-member table:name="-3648" table:display="true" table:show-details="true"/>
                <table:data-pilot-member table:name="-3585" table:display="true" table:show-details="true"/>
                <table:data-pilot-member table:name="-3300" table:display="true" table:show-details="true"/>
                <table:data-pilot-member table:name="-3250" table:display="true" table:show-details="true"/>
                <table:data-pilot-member table:name="-3000" table:display="true" table:show-details="true"/>
                <table:data-pilot-member table:name="-2970" table:display="true" table:show-details="true"/>
                <table:data-pilot-member table:name="-2950" table:display="true" table:show-details="true"/>
                <table:data-pilot-member table:name="-2825" table:display="true" table:show-details="true"/>
                <table:data-pilot-member table:name="-2800" table:display="true" table:show-details="true"/>
                <table:data-pilot-member table:name="-2790" table:display="true" table:show-details="true"/>
                <table:data-pilot-member table:name="-2599" table:display="true" table:show-details="true"/>
                <table:data-pilot-member table:name="-2065" table:display="true" table:show-details="true"/>
                <table:data-pilot-member table:name="-2064" table:display="true" table:show-details="true"/>
                <table:data-pilot-member table:name="-1900" table:display="true" table:show-details="true"/>
                <table:data-pilot-member table:name="-1850" table:display="true" table:show-details="true"/>
                <table:data-pilot-member table:name="-1550" table:display="true" table:show-details="true"/>
                <table:data-pilot-member table:name="-1400" table:display="true" table:show-details="true"/>
                <table:data-pilot-member table:name="-1325" table:display="true" table:show-details="true"/>
                <table:data-pilot-member table:name="-1300" table:display="true" table:show-details="true"/>
                <table:data-pilot-member table:name="-900" table:display="true" table:show-details="true"/>
                <table:data-pilot-member table:name="-350" table:display="true" table:show-details="true"/>
                <table:data-pilot-member table:name="2472" table:display="true" table:show-details="true"/>
                <table:data-pilot-member table:name="8465" table:display="true" table:show-details="true"/>
                <table:data-pilot-member table:name="10000" table:display="true" table:show-details="true"/>
                <table:data-pilot-member table:name="150000" table:display="true" table:show-details="true"/>
                <table:data-pilot-member table:name="200000" table:display="true" table:show-details="true"/>
                <table:data-pilot-member table:name="490000" table:display="true" table:show-details="true"/>
                <table:data-pilot-member table:name="500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20T02:35:47.273000000</meta:creation-date>
    <dc:date>2021-04-20T20:14:08.664000000</dc:date>
    <meta:editing-duration>PT1H11M17S</meta:editing-duration>
    <meta:editing-cycles>6</meta:editing-cycles>
    <meta:generator>LibreOffice/6.3.4.2$Windows_X86_64 LibreOffice_project/60da17e045e08f1793c57c00ba83cdfce946d0aa</meta:generator>
    <meta:document-statistic meta:table-count="2" meta:cell-count="1093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1" chart:class="chart:line" chart:style-name="ch1">
        <chart:legend chart:legend-position="end" svg:x="13.19cm" svg:y="2.95cm" style:legend-expansion="high" chart:style-name="ch2"/>
        <chart:plot-area chart:style-name="ch3" table:cell-range-address="PivotChart" chart:data-source-has-labels="column" svg:x="1.321cm" svg:y="0.18cm" svg:width="11.549cm" svg:height="6.769cm">
          <chartooo:coordinate-region svg:x="3.033cm" svg:y="0.382cm" svg:width="9.837cm" svg:height="6.365cm"/>
          <chart:axis chart:dimension="x" chart:name="primary-x" chart:style-name="ch4" chartooo:axis-type="auto">
            <chartooo:date-scale/>
            <chart:title svg:x="6.53cm" svg:y="7.129cm" chart:style-name="ch5">
              <text:p>months</text:p>
            </chart:title>
            <chart:categories table:cell-range-address="PT@categories"/>
          </chart:axis>
          <chart:axis chart:dimension="y" chart:name="primary-y" chart:style-name="ch4">
            <chart:title svg:x="0.451cm" svg:y="4.129cm" chart:style-name="ch6">
              <text:p>amount</text:p>
            </chart:title>
            <chart:grid chart:style-name="ch7" chart:class="major"/>
          </chart:axis>
          <chart:series chart:style-name="ch8" chart:values-cell-range-address="PT@data 0" chart:label-cell-address="PT@label 0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Итог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K</text:p>
                <text:list>
                  <text:list-item>
                    <text:p>4</text:p>
                  </text:list-item>
                  <text:list-item>
                    <text:p>K</text:p>
                  </text:list-item>
                </text:list>
                <draw:g>
                  <svg:desc>PT@categories</svg:desc>
                </draw:g>
              </table:table-cell>
              <table:table-cell office:value-type="float" office:value="-1934828">
                <text:p>-1934828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5 D</text:p>
                <text:list>
                  <text:list-item>
                    <text:p>5</text:p>
                  </text:list-item>
                  <text:list-item>
                    <text:p>D</text:p>
                  </text:list-item>
                </text:list>
              </table:table-cell>
              <table:table-cell office:value-type="float" office:value="4778465">
                <text:p>4778465</text:p>
              </table:table-cell>
            </table:table-row>
            <table:table-row>
              <table:table-cell office:value-type="string">
                <text:p>5 K</text:p>
                <text:list>
                  <text:list-item>
                    <text:p/>
                  </text:list-item>
                  <text:list-item>
                    <text:p>K</text:p>
                  </text:list-item>
                </text:list>
              </table:table-cell>
              <table:table-cell office:value-type="float" office:value="-386554">
                <text:p>-386554</text:p>
              </table:table-cell>
            </table:table-row>
            <table:table-row>
              <table:table-cell office:value-type="string">
                <text:p>6 D</text:p>
                <text:list>
                  <text:list-item>
                    <text:p>6</text:p>
                  </text:list-item>
                  <text:list-item>
                    <text:p>D</text:p>
                  </text:list-item>
                </text:list>
              </table:table-cell>
              <table:table-cell office:value-type="float" office:value="12472">
                <text:p>12472</text:p>
              </table:table-cell>
            </table:table-row>
            <table:table-row>
              <table:table-cell office:value-type="string">
                <text:p>6 K</text:p>
                <text:list>
                  <text:list-item>
                    <text:p/>
                  </text:list-item>
                  <text:list-item>
                    <text:p>K</text:p>
                  </text:list-item>
                </text:list>
              </table:table-cell>
              <table:table-cell office:value-type="float" office:value="-4175765">
                <text:p>-41757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